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47000000FAF0794830.png" manifest:media-type=""/>
  <manifest:file-entry manifest:full-path="Pictures/10000000000000DA00000041063BFD7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2" svg:font-family="Arial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Calibri3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3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66"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0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objectwithoutfill">
      <style:graphic-properties draw:marker-start="Arrow" draw:marker-end="Arrow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56cm" fo:min-width="0cm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0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svg:stroke-width="0.1cm" svg:stroke-color="#ff3333" draw:marker-start-width="0.35cm" draw:marker-end-width="0.35cm" draw:fill="none" draw:fill-color="#ff420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23" style:family="graphic" style:parent-style-name="objectwithoutfill">
      <style:graphic-properties svg:stroke-color="#ff3333" draw:fill="none" draw:textarea-vertical-align="middle"/>
    </style:style>
    <style:style style:name="gr24" style:family="graphic" style:parent-style-name="objectwithoutfill">
      <style:graphic-properties svg:stroke-color="#009900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6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27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2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color="#ffcc00" draw:fill="solid" draw:fill-color="#ffcc00" draw:textarea-horizontal-align="justify" draw:textarea-vertical-align="middle" draw:auto-grow-height="false"/>
    </style:style>
    <style:style style:name="pr1" style:family="presentation" style:parent-style-name="Diapositive_20_de_20_titre-title">
      <style:graphic-properties draw:stroke="none" svg:stroke-width="0cm" draw:fill="none" draw:textarea-vertical-align="top" draw:auto-grow-height="false" draw:fit-to-size="false" fo:min-height="3.181cm" fo:padding-top="0.106cm" fo:padding-bottom="0.106cm" fo:padding-left="0.212cm" fo:padding-right="0.212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8cm" fo:padding-top="0.106cm" fo:padding-bottom="0.106cm" fo:padding-left="0.212cm" fo:padding-right="0.212cm" fo:wrap-option="wrap"/>
    </style:style>
    <style:style style:name="pr3" style:family="presentation" style:parent-style-name="Diapositive_20_de_20_titre-notes">
      <style:graphic-properties draw:fill-color="#ffffff" fo:min-height="13.365cm"/>
    </style:style>
    <style:style style:name="pr4" style:family="presentation" style:parent-style-name="Titre_20_et_20_contenu-title">
      <style:graphic-properties draw:stroke="none" svg:stroke-width="0cm" draw:fill="none" draw:textarea-vertical-align="top" draw:auto-grow-height="false" draw:fit-to-size="false" fo:min-height="3.181cm" fo:padding-top="0.106cm" fo:padding-bottom="0.106cm" fo:padding-left="0.212cm" fo:padding-right="0.212cm" fo:wrap-option="wrap"/>
    </style:style>
    <style:style style:name="pr5" style:family="presentation" style:parent-style-name="Titre_20_et_20_contenu-notes">
      <style:graphic-properties draw:fill-color="#ffffff" fo:min-height="13.365cm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font-size="18pt" style:font-name-asian="Times New Roman" style:font-size-asian="18pt" style:font-name-complex="Times New Roman" style:font-size-complex="18pt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color="#ff3333" fo:font-size="18pt" style:font-size-asian="18pt" style:font-size-complex="18pt"/>
    </style:style>
    <style:style style:name="P13" style:family="paragraph">
      <style:text-properties fo:color="#ff3333"/>
    </style:style>
    <style:style style:name="P14" style:family="paragraph">
      <style:text-properties fo:color="#009900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name-asian="Times New Roman" style:font-size-asian="18pt" style:font-name-complex="Times New Roman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ff3333"/>
    </style:style>
    <style:style style:name="T8" style:family="text">
      <style:text-properties fo:color="#00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 xml:id="id1" draw:id="id1">
        <draw:frame draw:name="Titre 1" presentation:style-name="pr1" draw:text-style-name="P2" draw:layer="layout" svg:width="21.514cm" svg:height="4.082cm" svg:x="2.919cm" svg:y="5.918cm" presentation:class="title" presentation:user-transformed="true">
          <draw:text-box>
            <text:p text:style-name="P1"><text:span text:style-name="T1">TRAIN POSITION</text:span></text:p>
          </draw:text-box>
        </draw:frame>
        <draw:frame draw:name="Sous-titre 2" presentation:style-name="pr2" draw:text-style-name="P4" draw:layer="layout" svg:width="17.779cm" svg:height="4.867cm" svg:x="4.877cm" svg:y="10.795cm" presentation:class="subtitle" presentation:user-transformed="true">
          <draw:text-box>
            <text:p text:style-name="P3">Véronique Gontier</text:p>
            <text:p text:style-name="P3">Munich 06/14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et_20_contenu" xml:id="id2" draw:id="id2">
        <draw:frame draw:name="Titre 3" presentation:style-name="pr4" draw:text-style-name="P5" draw:layer="layout" svg:width="17.29cm" svg:height="1.6cm" svg:x="2.209cm" svg:y="0.322cm" presentation:class="title" presentation:user-transformed="true">
          <draw:text-box>
            <text:p><text:span text:style-name="T2">TRAIN POSITION INFORMATION</text:span></text:p>
          </draw:text-box>
        </draw:frame>
        <draw:frame draw:style-name="gr2" draw:text-style-name="P7" draw:layer="layout" svg:width="21.8cm" svg:height="10.205cm" svg:x="3.2cm" svg:y="4.395cm">
          <draw:text-box>
            <text:p text:style-name="P6"><text:span text:style-name="T3">The Train Position information defines the position of the train front in relation to a balise group, which is called LRBG (the Last Relevant Balise Group). It includes:</text:span></text:p>
            <text:p text:style-name="P6"><text:span text:style-name="T3">* The estimated train front end position, defined by the estimated distance between the LRBG and the front end of the train</text:span></text:p>
            <text:p text:style-name="P6"><text:span text:style-name="T3">* The train position confidence interval</text:span></text:p>
            <text:p text:style-name="P6"><text:span text:style-name="T3">* Directional train position information in reference to the balise group orientation of the LRBG, regarding:</text:span></text:p>
            <text:p text:style-name="P6"><text:span text:style-name="T3"><text:s text:c="5"/></text:span><text:span text:style-name="T3">- the position of the train front end (nominal or reverse side of the LRBG)</text:span></text:p>
            <text:p text:style-name="P6"><text:span text:style-name="T3"><text:s text:c="5"/></text:span><text:span text:style-name="T3">- the train orientation</text:span></text:p>
            <text:p text:style-name="P6"><text:span text:style-name="T3"><text:s text:c="5"/></text:span><text:span text:style-name="T3">- the train running direction</text:span></text:p>
            <text:p text:style-name="P6"><text:span text:style-name="T3">* A list of LRBGs, which may alternatively be used by trackside for referencing location dependent information</text:span></text:p>
            <text:p text:style-name="P6"><text:span text:style-name="T3">(SRS.3.6.1.3)</text:span>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et_20_contenu" xml:id="id3" draw:id="id3">
        <draw:custom-shape draw:style-name="gr3" draw:text-style-name="P8" draw:layer="layout" svg:width="2.4cm" svg:height="1cm" svg:x="5.032cm" svg:y="5.0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4cm" svg:height="0.4cm" svg:x="5.332cm" svg:y="5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6.832cm" svg:y="5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4cm" svg:height="0.6cm" svg:x="7.032cm" svg:y="5.0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8cm" svg:height="0.4cm" svg:x="5.832cm" svg:y="5.3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5.531cm" svg:height="0.962cm" svg:x="2.001cm" svg:y="2.7cm">
          <draw:text-box>
            <text:p>Running Direction</text:p>
          </draw:text-box>
        </draw:frame>
        <draw:frame draw:style-name="gr6" draw:layer="layout" svg:width="3.567cm" svg:height="0.962cm" svg:x="7.465cm" svg:y="2.7cm">
          <draw:text-box>
            <text:p>Active Cab</text:p>
          </draw:text-box>
        </draw:frame>
        <draw:line draw:style-name="gr7" draw:text-style-name="P8" draw:layer="layout" svg:x1="8.432cm" svg:y1="3.663cm" svg:x2="7.432cm" svg:y2="5.063cm">
          <text:p/>
        </draw:line>
        <draw:line draw:style-name="gr7" draw:text-style-name="P8" draw:layer="layout" svg:x1="3.632cm" svg:y1="3.7cm" svg:x2="6.232cm" svg:y2="5.363cm">
          <text:p/>
        </draw:line>
        <draw:line draw:style-name="gr8" draw:text-style-name="P8" draw:layer="layout" svg:x1="2.632cm" svg:y1="10.8cm" svg:x2="9.032cm" svg:y2="10.8cm">
          <text:p/>
        </draw:line>
        <draw:frame draw:style-name="gr9" draw:layer="layout" svg:width="2.229cm" svg:height="1cm" svg:x="2.403cm" svg:y="11.2cm">
          <draw:text-box>
            <text:p>LRBG</text:p>
          </draw:text-box>
        </draw:frame>
        <draw:custom-shape draw:style-name="gr10" draw:text-style-name="P8" draw:layer="layout" svg:width="0.6cm" svg:height="0.6cm" draw:transform="rotate (-1.56346594393652) translate (3.832cm 10.4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8" draw:layer="layout" svg:x1="3.832cm" svg:y1="6.4cm" svg:x2="8.832cm" svg:y2="6.4cm">
          <text:p/>
        </draw:line>
        <draw:line draw:style-name="gr8" draw:text-style-name="P8" draw:layer="layout" svg:x1="14.232cm" svg:y1="4.1cm" svg:x2="16.232cm" svg:y2="4.1cm">
          <text:p/>
        </draw:line>
        <draw:custom-shape draw:style-name="gr10" draw:text-style-name="P8" draw:layer="layout" svg:width="0.6cm" svg:height="0.6cm" draw:transform="rotate (-1.56346594393652) translate (15.432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2.4cm" svg:height="1cm" svg:x="4.83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4cm" svg:height="0.4cm" svg:x="5.132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6.632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4cm" svg:height="0.6cm" svg:x="6.83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8cm" svg:height="0.4cm" svg:x="5.632cm" svg:y="9.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layer="layout" svg:width="8.731cm" svg:height="0.963cm" svg:x="16.932cm" svg:y="10.237cm">
          <draw:text-box>
            <text:p>Running Direction = normal</text:p>
          </draw:text-box>
        </draw:frame>
        <draw:line draw:style-name="gr8" draw:text-style-name="P8" draw:layer="layout" svg:x1="2.701cm" svg:y1="12.7cm" svg:x2="9.101cm" svg:y2="12.7cm">
          <text:p/>
        </draw:line>
        <draw:custom-shape draw:style-name="gr3" draw:text-style-name="P8" draw:layer="layout" svg:width="2.4cm" svg:height="1cm" svg:x="4.901cm" svg:y="1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4cm" svg:height="0.4cm" svg:x="5.20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6.70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4cm" svg:height="0.6cm" svg:x="6.901cm" svg:y="1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8cm" svg:height="0.4cm" svg:x="5.701cm" svg:y="11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layer="layout" svg:width="8.731cm" svg:height="0.963cm" svg:x="17.001cm" svg:y="11.9cm">
          <draw:text-box>
            <text:p>Running Direction = reverse</text:p>
          </draw:text-box>
        </draw:frame>
        <draw:custom-shape draw:style-name="gr10" draw:text-style-name="P8" draw:layer="layout" svg:width="0.6cm" svg:height="0.6cm" draw:transform="rotate (-1.56346594393652) translate (3.832cm 12.4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0.6cm" svg:height="0.6cm" svg:x="20.332cm" svg:y="4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0.6cm" svg:height="0.6cm" svg:x="22.732cm" svg:y="4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0.6cm" svg:height="0.6cm" svg:x="21.932cm" svg:y="4.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0.6cm" svg:height="0.6cm" svg:x="21.132cm" svg:y="4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8" draw:layer="layout" svg:x1="18.732cm" svg:y1="4.1cm" svg:x2="25.132cm" svg:y2="4.1cm">
          <text:p/>
        </draw:line>
        <draw:frame draw:style-name="gr6" draw:layer="layout" svg:width="2.974cm" svg:height="0.962cm" svg:x="20.327cm" svg:y="2.9cm">
          <draw:text-box draw:corner-radius="0.2cm">
            <text:p>1 <text:s/>2 <text:s/>3 <text:s/>4</text:p>
          </draw:text-box>
        </draw:frame>
        <draw:frame draw:style-name="gr6" draw:layer="layout" svg:width="0.875cm" svg:height="0.962cm" svg:x="17.032cm" svg:y="3.6cm">
          <draw:text-box>
            <text:p>=</text:p>
          </draw:text-box>
        </draw:frame>
        <draw:line draw:style-name="gr8" draw:text-style-name="P8" draw:layer="layout" svg:x1="14.232cm" svg:y1="5.9cm" svg:x2="16.232cm" svg:y2="5.9cm">
          <text:p/>
        </draw:line>
        <draw:custom-shape draw:style-name="gr3" draw:text-style-name="P8" draw:layer="layout" svg:width="0.6cm" svg:height="0.6cm" svg:x="20.332cm" svg:y="5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0.6cm" svg:height="0.6cm" svg:x="22.732cm" svg:y="5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0.6cm" svg:height="0.6cm" svg:x="21.932cm" svg:y="5.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0.6cm" svg:height="0.6cm" svg:x="21.132cm" svg:y="5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8" draw:layer="layout" svg:x1="18.732cm" svg:y1="5.9cm" svg:x2="25.132cm" svg:y2="5.9cm">
          <text:p/>
        </draw:line>
        <draw:frame draw:style-name="gr6" draw:layer="layout" svg:width="2.974cm" svg:height="0.962cm" svg:x="20.332cm" svg:y="4.9cm">
          <draw:text-box draw:corner-radius="0.2cm">
            <text:p>4 <text:s/>3 <text:s/>2 <text:s/>1</text:p>
          </draw:text-box>
        </draw:frame>
        <draw:frame draw:style-name="gr6" draw:layer="layout" svg:width="0.875cm" svg:height="0.962cm" svg:x="17.032cm" svg:y="5.4cm">
          <draw:text-box>
            <text:p>=</text:p>
          </draw:text-box>
        </draw:frame>
        <draw:custom-shape draw:style-name="gr10" draw:text-style-name="P8" draw:layer="layout" svg:width="0.6cm" svg:height="0.6cm" draw:transform="rotate (-1.56346594393652) translate (15.428cm 5.5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8" draw:layer="layout" svg:x1="7.432cm" svg:y1="6.063cm" svg:x2="7.432cm" svg:y2="7.9cm">
          <text:p/>
        </draw:line>
        <draw:frame draw:style-name="gr6" draw:layer="layout" svg:width="3.216cm" svg:height="0.962cm" svg:x="7.416cm" svg:y="6.538cm">
          <draw:text-box>
            <text:p>Front end</text:p>
          </draw:text-box>
        </draw:frame>
        <draw:line draw:style-name="gr12" draw:text-style-name="P8" draw:layer="layout" svg:x1="5.032cm" svg:y1="6.063cm" svg:x2="5.032cm" svg:y2="7.9cm">
          <text:p/>
        </draw:line>
        <draw:frame draw:style-name="gr6" draw:layer="layout" svg:width="3.106cm" svg:height="0.962cm" svg:x="2.032cm" svg:y="6.6cm">
          <draw:text-box>
            <text:p>Rear end</text:p>
          </draw:text-box>
        </draw:frame>
        <draw:custom-shape draw:style-name="gr3" draw:text-style-name="P8" draw:layer="layout" svg:width="2.4cm" svg:height="1cm" svg:x="12.236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4cm" svg:height="0.4cm" svg:x="12.536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14.036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4cm" svg:height="0.6cm" svg:x="14.236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10.032cm" svg:y1="12.7cm" svg:x2="16.432cm" svg:y2="12.7cm">
          <text:p/>
        </draw:line>
        <draw:custom-shape draw:style-name="gr10" draw:text-style-name="P8" draw:layer="layout" svg:width="0.6cm" svg:height="0.6cm" draw:transform="rotate (-1.56346594393652) translate (16.132cm 12.3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8" draw:layer="layout" svg:x1="10.032cm" svg:y1="10.8cm" svg:x2="16.432cm" svg:y2="10.8cm">
          <text:p/>
        </draw:line>
        <draw:custom-shape draw:style-name="gr10" draw:text-style-name="P8" draw:layer="layout" svg:width="0.6cm" svg:height="0.6cm" draw:transform="rotate (-1.56346594393652) translate (16.063cm 10.5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2.4cm" svg:height="1cm" svg:x="12.23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4cm" svg:height="0.4cm" svg:x="12.532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14.032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4cm" svg:height="0.6cm" svg:x="14.23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8cm" svg:height="0.4cm" svg:x="13.032cm" svg:y="9.8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8" draw:layer="layout" svg:x1="2.532cm" svg:y1="15.296cm" svg:x2="8.932cm" svg:y2="15.296cm">
          <text:p/>
        </draw:line>
        <draw:frame draw:style-name="gr9" draw:layer="layout" svg:width="2.229cm" svg:height="1cm" svg:x="2.303cm" svg:y="15.696cm">
          <draw:text-box>
            <text:p>LRBG</text:p>
          </draw:text-box>
        </draw:frame>
        <draw:custom-shape draw:style-name="gr10" draw:text-style-name="P8" draw:layer="layout" svg:width="0.6cm" svg:height="0.6cm" draw:transform="rotate (-1.56346594393652) translate (3.732cm 14.9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2.4cm" svg:height="1cm" svg:x="4.732cm" svg:y="13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4cm" svg:height="0.4cm" svg:x="5.032cm" svg:y="14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6.532cm" svg:y="14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4cm" svg:height="0.6cm" svg:x="6.732cm" svg:y="13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layer="layout" svg:width="7.268cm" svg:height="0.963cm" svg:x="17.132cm" svg:y="14.833cm">
          <draw:text-box>
            <text:p>Train Direction = normal</text:p>
          </draw:text-box>
        </draw:frame>
        <draw:line draw:style-name="gr8" draw:text-style-name="P8" draw:layer="layout" svg:x1="2.601cm" svg:y1="17.296cm" svg:x2="9.001cm" svg:y2="17.296cm">
          <text:p/>
        </draw:line>
        <draw:custom-shape draw:style-name="gr3" draw:text-style-name="P8" draw:layer="layout" svg:width="2.4cm" svg:height="1cm" svg:x="4.801cm" svg:y="15.9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4cm" svg:height="0.4cm" svg:x="5.101cm" svg:y="16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6.601cm" svg:y="16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4cm" svg:height="0.6cm" svg:x="6.801cm" svg:y="15.996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7.799cm" svg:height="0.963cm" svg:x="17.101cm" svg:y="16.696cm">
          <draw:text-box>
            <text:p>Train Direction = reverse</text:p>
          </draw:text-box>
        </draw:frame>
        <draw:custom-shape draw:style-name="gr10" draw:text-style-name="P8" draw:layer="layout" svg:width="0.6cm" svg:height="0.6cm" draw:transform="rotate (-1.56346594393652) translate (3.732cm 16.9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2.4cm" svg:height="1cm" svg:x="12.136cm" svg:y="15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4cm" svg:height="0.4cm" svg:x="12.436cm" svg:y="16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13.936cm" svg:y="16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4cm" svg:height="0.6cm" svg:x="14.136cm" svg:y="15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9.932cm" svg:y1="17.296cm" svg:x2="16.332cm" svg:y2="17.296cm">
          <text:p/>
        </draw:line>
        <draw:line draw:style-name="gr8" draw:text-style-name="P8" draw:layer="layout" svg:x1="9.932cm" svg:y1="15.296cm" svg:x2="16.332cm" svg:y2="15.296cm">
          <text:p/>
        </draw:line>
        <draw:custom-shape draw:style-name="gr10" draw:text-style-name="P8" draw:layer="layout" svg:width="0.6cm" svg:height="0.6cm" draw:transform="rotate (-1.56346594393652) translate (16.132cm 14.9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draw:layer="layout" svg:width="0.6cm" svg:height="0.6cm" draw:transform="rotate (-1.56346594393652) translate (16.032cm 16.9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2.4cm" svg:height="1cm" svg:x="12.132cm" svg:y="13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4cm" svg:height="0.4cm" svg:x="12.432cm" svg:y="14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13.932cm" svg:y="14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4cm" svg:height="0.6cm" svg:x="14.132cm" svg:y="13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2.229cm" svg:height="1cm" svg:x="14.932cm" svg:y="11.2cm">
          <draw:text-box>
            <text:p>LRBG</text:p>
          </draw:text-box>
        </draw:frame>
        <draw:frame draw:style-name="gr9" draw:layer="layout" svg:width="2.229cm" svg:height="1cm" svg:x="14.932cm" svg:y="15.8cm">
          <draw:text-box>
            <text:p>LRBG</text:p>
          </draw:text-box>
        </draw:frame>
        <draw:frame draw:style-name="gr6" draw:layer="layout" svg:width="4.553cm" svg:height="0.962cm" svg:x="16.432cm" svg:y="7.3cm">
          <draw:text-box>
            <text:p>BG orientation</text:p>
          </draw:text-box>
        </draw:frame>
        <draw:line draw:style-name="gr12" draw:text-style-name="P8" draw:layer="layout" svg:x1="6.432cm" svg:y1="6.063cm" svg:x2="6.632cm" svg:y2="6.4cm">
          <text:p/>
        </draw:line>
        <draw:frame draw:style-name="gr6" draw:layer="layout" svg:width="4.689cm" svg:height="0.962cm" svg:x="3.743cm" svg:y="7.938cm">
          <draw:text-box>
            <text:p>Balise antenna</text:p>
          </draw:text-box>
        </draw:frame>
        <draw:line draw:style-name="gr7" draw:text-style-name="P8" draw:layer="layout" svg:x1="5.932cm" svg:y1="7.8cm" svg:x2="6.532cm" svg:y2="6.163cm">
          <text:p/>
        </draw:line>
        <draw:frame draw:name="Titre 3" presentation:style-name="pr4" draw:text-style-name="P5" draw:layer="layout" svg:width="17.29cm" svg:height="1.6cm" svg:x="2.209cm" svg:y="0.322cm" presentation:class="title" presentation:user-transformed="true">
          <draw:text-box>
            <text:p><text:span text:style-name="T2">DIRECTIONAL TRAIN POSITION INFORMATION (1/2)</text:span></text:p>
          </draw:text-box>
        </draw:frame>
        <draw:custom-shape draw:style-name="gr5" draw:text-style-name="P8" draw:layer="layout" svg:width="0.8cm" svg:height="0.4cm" svg:x="13.032cm" svg:y="11.7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re_20_et_20_contenu" xml:id="id4" draw:id="id4">
        <draw:frame draw:name="Titre 3" presentation:style-name="pr4" draw:text-style-name="P5" draw:layer="layout" svg:width="17.29cm" svg:height="1.6cm" svg:x="2.209cm" svg:y="0.322cm" presentation:class="title" presentation:user-transformed="true">
          <draw:text-box>
            <text:p><text:span text:style-name="T2">DIRECTIONAL TRAIN POSITION INFORMATION (2/2)</text:span></text:p>
          </draw:text-box>
        </draw:frame>
        <draw:line draw:style-name="gr8" draw:text-style-name="P8" draw:layer="layout" svg:x1="2.402cm" svg:y1="9.2cm" svg:x2="8.802cm" svg:y2="9.2cm">
          <text:p/>
        </draw:line>
        <draw:frame draw:style-name="gr9" draw:layer="layout" svg:width="2.229cm" svg:height="1cm" svg:x="2.173cm" svg:y="9.8cm">
          <draw:text-box>
            <text:p>LRBG</text:p>
          </draw:text-box>
        </draw:frame>
        <draw:custom-shape draw:style-name="gr10" draw:text-style-name="P8" draw:layer="layout" svg:width="0.6cm" svg:height="0.6cm" draw:transform="rotate (-1.56346594393652) translate (3.602cm 8.8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2.4cm" svg:height="1cm" svg:x="4.602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4cm" svg:height="0.4cm" svg:x="4.9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6.4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7.241cm" svg:height="0.963cm" svg:x="16.802cm" svg:y="8.837cm">
          <draw:text-box>
            <text:p>Train position = normal</text:p>
          </draw:text-box>
        </draw:frame>
        <draw:line draw:style-name="gr8" draw:text-style-name="P8" draw:layer="layout" svg:x1="2.471cm" svg:y1="11.7cm" svg:x2="8.871cm" svg:y2="11.7cm">
          <text:p/>
        </draw:line>
        <draw:custom-shape draw:style-name="gr3" draw:text-style-name="P8" draw:layer="layout" svg:width="2.4cm" svg:height="1cm" svg:x="4.671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4cm" svg:height="0.4cm" svg:x="4.971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6.471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7.241cm" svg:height="0.963cm" svg:x="16.859cm" svg:y="11.1cm">
          <draw:text-box>
            <text:p>Train position = reverse</text:p>
          </draw:text-box>
        </draw:frame>
        <draw:custom-shape draw:style-name="gr10" draw:text-style-name="P8" draw:layer="layout" svg:width="0.6cm" svg:height="0.6cm" draw:transform="rotate (-1.56346594393652) translate (3.602cm 11.4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2.4cm" svg:height="1cm" svg:x="12.006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4cm" svg:height="0.4cm" svg:x="12.306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13.806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9.802cm" svg:y1="11.7cm" svg:x2="16.202cm" svg:y2="11.7cm">
          <text:p/>
        </draw:line>
        <draw:custom-shape draw:style-name="gr10" draw:text-style-name="P8" draw:layer="layout" svg:width="0.6cm" svg:height="0.6cm" draw:transform="rotate (-1.56346594393652) translate (15.902cm 11.3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8" draw:layer="layout" svg:x1="9.802cm" svg:y1="9.2cm" svg:x2="16.202cm" svg:y2="9.2cm">
          <text:p/>
        </draw:line>
        <draw:custom-shape draw:style-name="gr10" draw:text-style-name="P8" draw:layer="layout" svg:width="0.6cm" svg:height="0.6cm" draw:transform="rotate (-1.56346594393652) translate (15.833cm 8.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2.4cm" svg:height="1cm" svg:x="12.002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4cm" svg:height="0.4cm" svg:x="12.3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13.8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2.229cm" svg:height="1cm" svg:x="14.772cm" svg:y="10cm">
          <draw:text-box>
            <text:p>LRBG</text:p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et_20_contenu" xml:id="id5" draw:id="id5">
        <draw:frame draw:name="Titre 3" presentation:style-name="pr4" draw:text-style-name="P5" draw:layer="layout" svg:width="17.29cm" svg:height="1.6cm" svg:x="2.209cm" svg:y="0.322cm" presentation:class="title" presentation:user-transformed="true">
          <draw:text-box>
            <text:p><text:span text:style-name="T2">ODOMETRY DEFINITIONS (1/2)</text:span></text:p>
          </draw:text-box>
        </draw:frame>
        <draw:custom-shape draw:style-name="gr3" draw:text-style-name="P8" draw:layer="layout" svg:width="2.4cm" svg:height="1cm" svg:x="3.401cm" svg:y="4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4cm" svg:height="0.4cm" svg:x="3.701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5.201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4cm" svg:height="0.6cm" svg:x="5.401cm" svg:y="4.0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8cm" svg:height="0.4cm" svg:x="4.201cm" svg:y="4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8" draw:layer="layout" svg:x1="4.801cm" svg:y1="5.002cm" svg:x2="5.001cm" svg:y2="5.339cm">
          <text:p/>
        </draw:line>
        <draw:line draw:style-name="gr8" draw:text-style-name="P8" draw:layer="layout" svg:x1="2.201cm" svg:y1="5.338cm" svg:x2="24.601cm" svg:y2="5.438cm">
          <text:p/>
        </draw:line>
        <draw:frame draw:style-name="gr6" draw:layer="layout" svg:width="1.844cm" svg:height="0.962cm" svg:x="2.601cm" svg:y="5.838cm">
          <draw:text-box>
            <text:p>Start</text:p>
          </draw:text-box>
        </draw:frame>
        <draw:line draw:style-name="gr12" draw:text-style-name="P8" draw:layer="layout" svg:x1="5.001cm" svg:y1="5.338cm" svg:x2="5.001cm" svg:y2="8.238cm">
          <text:p/>
        </draw:line>
        <draw:frame draw:style-name="gr6" draw:layer="layout" svg:width="0.853cm" svg:height="0.962cm" svg:x="4.601cm" svg:y="8.238cm">
          <draw:text-box>
            <text:p>0</text:p>
          </draw:text-box>
        </draw:frame>
        <draw:custom-shape draw:style-name="gr3" draw:text-style-name="P8" draw:layer="layout" svg:width="2.4cm" svg:height="1cm" svg:x="10.201cm" svg:y="4.1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4cm" svg:height="0.4cm" svg:x="10.50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12.00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4cm" svg:height="0.6cm" svg:x="12.201cm" svg:y="4.1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8cm" svg:height="0.4cm" svg:x="11.001cm" svg:y="4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8" draw:layer="layout" svg:x1="11.601cm" svg:y1="5.101cm" svg:x2="11.801cm" svg:y2="5.438cm">
          <text:p/>
        </draw:line>
        <draw:line draw:style-name="gr12" draw:text-style-name="P8" draw:layer="layout" svg:x1="11.701cm" svg:y1="5.438cm" svg:x2="11.701cm" svg:y2="8.238cm">
          <text:p/>
        </draw:line>
        <draw:line draw:style-name="gr12" draw:text-style-name="P8" draw:layer="layout" svg:x1="5.001cm" svg:y1="7.138cm" svg:x2="14.001cm" svg:y2="6.138cm">
          <text:p/>
        </draw:line>
        <draw:line draw:style-name="gr12" draw:text-style-name="P8" draw:layer="layout" svg:x1="5.201cm" svg:y1="7.138cm" svg:x2="14.001cm" svg:y2="8.138cm">
          <text:p/>
        </draw:line>
        <draw:line draw:style-name="gr13" draw:text-style-name="P8" draw:layer="layout" svg:x1="5.001cm" svg:y1="7.138cm" svg:x2="14.001cm" svg:y2="7.138cm">
          <text:p/>
        </draw:line>
        <draw:line draw:style-name="gr14" draw:text-style-name="P8" draw:layer="layout" svg:x1="17.301cm" svg:y1="6.238cm" svg:x2="17.301cm" svg:y2="8.238cm">
          <text:p/>
        </draw:line>
        <draw:frame draw:style-name="gr6" draw:layer="layout" svg:width="5.921cm" svg:height="0.962cm" svg:x="17.48cm" svg:y="6.838cm">
          <draw:text-box>
            <text:p>Confidence interval</text:p>
          </draw:text-box>
        </draw:frame>
        <draw:frame draw:style-name="gr6" draw:layer="layout" svg:width="1.522cm" svg:height="0.962cm" svg:x="14.401cm" svg:y="8.238cm">
          <draw:text-box>
            <text:p>min</text:p>
          </draw:text-box>
        </draw:frame>
        <draw:frame draw:style-name="gr6" draw:layer="layout" svg:width="1.7cm" svg:height="0.962cm" svg:x="14.303cm" svg:y="5.476cm">
          <draw:text-box>
            <text:p>max</text:p>
          </draw:text-box>
        </draw:frame>
        <draw:frame draw:style-name="gr6" draw:layer="layout" svg:width="3.249cm" svg:height="0.962cm" svg:x="13.801cm" svg:y="6.638cm">
          <draw:text-box>
            <text:p>estimated</text:p>
          </draw:text-box>
        </draw:frame>
        <draw:frame draw:style-name="gr15" draw:layer="layout" svg:width="22.388cm" svg:height="4.106cm" svg:x="3.009cm" svg:y="9.432cm">
          <draw:text-box>
            <text:p>Max, estimated and min values are given by odometry</text:p>
            <text:p>The confidence interval shall be &lt; 5 %</text:p>
            <text:p>Odometry calculates these values each 100ms (about)</text:p>
            <text:p>N.B.: the confidence interval always increases as the train moves, forward OR</text:p>
            <text:p>backward</text:p>
          </draw:text-box>
        </draw:frame>
        <draw:custom-shape draw:style-name="gr3" draw:text-style-name="P8" draw:layer="layout" svg:width="2.4cm" svg:height="1cm" svg:x="9.201cm" svg:y="14.7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4cm" svg:height="0.4cm" svg:x="9.501cm" svg:y="1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11.001cm" svg:y="1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4cm" svg:height="0.6cm" svg:x="11.201cm" svg:y="14.7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8cm" svg:height="0.4cm" svg:x="10.001cm" svg:y="15.0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8" draw:layer="layout" svg:x1="10.601cm" svg:y1="15.738cm" svg:x2="10.801cm" svg:y2="16.075cm">
          <text:p/>
        </draw:line>
        <draw:line draw:style-name="gr12" draw:text-style-name="P8" draw:layer="layout" svg:x1="10.801cm" svg:y1="13.833cm" svg:x2="10.801cm" svg:y2="16.538cm">
          <text:p/>
        </draw:line>
        <draw:line draw:style-name="gr12" draw:text-style-name="P8" draw:layer="layout" svg:x1="11.601cm" svg:y1="13.833cm" svg:x2="11.601cm" svg:y2="16.538cm">
          <text:p/>
        </draw:line>
        <draw:line draw:style-name="gr12" draw:text-style-name="P8" draw:layer="layout" svg:x1="10.801cm" svg:y1="14.338cm" svg:x2="11.601cm" svg:y2="14.338cm">
          <text:p/>
        </draw:line>
        <draw:line draw:style-name="gr7" draw:text-style-name="P8" draw:layer="layout" svg:x1="13.201cm" svg:y1="14.338cm" svg:x2="11.601cm" svg:y2="14.338cm">
          <text:p/>
        </draw:line>
        <draw:line draw:style-name="gr7" draw:text-style-name="P8" draw:layer="layout" svg:x1="10.001cm" svg:y1="14.338cm" svg:x2="10.801cm" svg:y2="14.338cm">
          <text:p/>
        </draw:line>
        <draw:frame draw:style-name="gr6" draw:layer="layout" svg:width="21.165cm" svg:height="0.962cm" svg:x="3.001cm" svg:y="17.138cm">
          <draw:text-box>
            <text:p>d-ant = distance between the front end and the balise antenna (about 3m)</text:p>
          </draw:text-box>
        </draw:frame>
        <draw:frame draw:style-name="gr6" draw:layer="layout" svg:width="1.946cm" svg:height="0.962cm" svg:x="12.001cm" svg:y="13.538cm">
          <draw:text-box>
            <text:p>d-ant</text:p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re_20_et_20_contenu" xml:id="id6" draw:id="id6">
        <draw:frame draw:name="Titre 3" presentation:style-name="pr4" draw:text-style-name="P5" draw:layer="layout" svg:width="17.29cm" svg:height="1.6cm" svg:x="2.209cm" svg:y="0.322cm" presentation:class="title" presentation:user-transformed="true">
          <draw:text-box>
            <text:p><text:span text:style-name="T2">ODOMETRY DEFINITIONS (2/2)</text:span></text:p>
          </draw:text-box>
        </draw:frame>
        <draw:custom-shape draw:style-name="gr3" draw:text-style-name="P8" draw:layer="layout" svg:width="4.2cm" svg:height="1cm" svg:x="11.3cm" svg:y="6.8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4cm" svg:height="0.4cm" svg:x="11.6cm" svg:y="7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14.9cm" svg:y="7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4cm" svg:height="0.6cm" svg:x="15.1cm" svg:y="6.857cm">
          <text:p/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14.5cm" svg:y1="7.857cm" svg:x2="14.7cm" svg:y2="8.194cm">
          <text:p/>
        </draw:line>
        <draw:line draw:style-name="gr12" draw:text-style-name="P8" draw:layer="layout" svg:x1="12.4cm" svg:y1="7.857cm" svg:x2="12.2cm" svg:y2="8.194cm">
          <text:p/>
        </draw:line>
        <draw:custom-shape draw:style-name="gr16" draw:text-style-name="P8" draw:layer="layout" svg:width="0.4cm" svg:height="0.6cm" svg:x="11.3cm" svg:y="6.857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4.574cm" svg:height="0.962cm" svg:x="15.526cm" svg:y="6.832cm">
          <draw:text-box>
            <text:p>Cab 1 = active</text:p>
          </draw:text-box>
        </draw:frame>
        <draw:frame draw:style-name="gr6" draw:layer="layout" svg:width="5.806cm" svg:height="0.962cm" svg:x="5.3cm" svg:y="6.794cm">
          <draw:text-box>
            <text:p>Cab 2 = non active</text:p>
          </draw:text-box>
        </draw:frame>
        <draw:frame draw:style-name="gr6" draw:layer="layout" svg:width="5.417cm" svg:height="1.673cm" svg:x="14.1cm" svg:y="8.994cm">
          <draw:text-box>
            <text:p>Odo 1 : increase</text:p>
            <text:p><text:s text:c="12"/>decrease </text:p>
          </draw:text-box>
        </draw:frame>
        <draw:custom-shape draw:style-name="gr3" draw:text-style-name="P8" draw:layer="layout" svg:width="1.2cm" svg:height="0.6cm" svg:x="19.7cm" svg:y="9.1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8" draw:layer="layout" svg:width="1.2cm" svg:height="0.6cm" svg:x="19.7cm" svg:y="9.99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5.417cm" svg:height="1.673cm" svg:x="6.083cm" svg:y="8.994cm">
          <draw:text-box>
            <text:p>Odo 2 : increase</text:p>
            <text:p><text:s text:c="12"/>decrease </text:p>
          </draw:text-box>
        </draw:frame>
        <draw:custom-shape draw:style-name="gr3" draw:text-style-name="P8" draw:layer="layout" svg:width="1.2cm" svg:height="0.6cm" svg:x="19.7cm" svg:y="9.1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8" draw:layer="layout" svg:width="1.2cm" svg:height="0.6cm" svg:x="19.7cm" svg:y="9.99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8" draw:layer="layout" svg:width="1.2cm" svg:height="0.6cm" svg:x="11.3cm" svg:y="9.19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8" draw:layer="layout" svg:width="1.2cm" svg:height="0.6cm" svg:x="11.4cm" svg:y="9.9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layer="layout" svg:width="21cm" svg:height="3.806cm" svg:x="3.4cm" svg:y="12.794cm">
          <draw:text-box>
            <text:p>Generally, a train has two OBU and two odometries, one for each cab</text:p>
            <text:p/>
            <text:p>Only one cab is active but the two odometries always work : one increases and the other decreases. So, if the active cab changes, the location is preserved and the reference (0 odo) automatically changes</text:p>
          </draw:text-box>
        </draw:frame>
        <draw:line draw:style-name="gr12" draw:text-style-name="P8" draw:layer="layout" svg:x1="14.7cm" svg:y1="5.594cm" svg:x2="14.7cm" svg:y2="8.794cm">
          <text:p/>
        </draw:line>
        <draw:frame draw:style-name="gr6" draw:layer="layout" svg:width="2.758cm" svg:height="0.962cm" svg:x="14.3cm" svg:y="4.394cm">
          <draw:text-box>
            <text:p>0 Odo 1</text:p>
          </draw:text-box>
        </draw:frame>
        <draw:line draw:style-name="gr12" draw:text-style-name="P8" draw:layer="layout" svg:x1="12.2cm" svg:y1="5.594cm" svg:x2="12.2cm" svg:y2="8.794cm">
          <text:p/>
        </draw:line>
        <draw:frame draw:style-name="gr6" draw:layer="layout" svg:width="2.758cm" svg:height="0.962cm" svg:x="10.1cm" svg:y="4.394cm">
          <draw:text-box>
            <text:p>0 Odo 2</text:p>
          </draw:text-box>
        </draw:frame>
        <draw:frame draw:style-name="gr6" draw:layer="layout" svg:width="1.844cm" svg:height="0.962cm" svg:x="12.7cm" svg:y="5.794cm">
          <draw:text-box>
            <text:p>Start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et_20_contenu" xml:id="id7" draw:id="id7">
        <draw:frame draw:name="Titre 3" presentation:style-name="pr4" draw:text-style-name="P5" draw:layer="layout" svg:width="17.29cm" svg:height="1.6cm" svg:x="2.209cm" svg:y="0.322cm" presentation:class="title" presentation:user-transformed="true">
          <draw:text-box>
            <text:p><text:span text:style-name="T2">SIMPLIFIED LOCALISATION</text:span></text:p>
          </draw:text-box>
        </draw:frame>
        <draw:frame draw:style-name="gr2" draw:layer="layout" svg:width="19.4cm" svg:height="3.095cm" svg:x="4.4cm" svg:y="2.806cm">
          <draw:text-box>
            <text:p>To localize a train,two data are needed:</text:p>
            <text:p>- LRBG (Last Relevant Balise Group), whose localisation is known</text:p>
            <text:p>- d-FrontEnd: distance between the train front end and the LRBG</text:p>
            <text:p><text:s text:c="2"/>This value is calculated with odometry information</text:p>
          </draw:text-box>
        </draw:frame>
        <draw:line draw:style-name="gr8" draw:text-style-name="P8" draw:layer="layout" svg:x1="3.4cm" svg:y1="8.901cm" svg:x2="22.1cm" svg:y2="9.001cm">
          <text:p/>
        </draw:line>
        <draw:custom-shape draw:style-name="gr10" draw:text-style-name="P8" draw:layer="layout" svg:width="0.6cm" svg:height="0.6cm" draw:transform="rotate (-1.56346594393652) translate (11.7cm 8.5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2.4cm" svg:height="1cm" svg:x="16.7cm" svg:y="7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4cm" svg:height="0.4cm" svg:x="17cm" svg:y="8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18.5cm" svg:y="8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4cm" svg:height="0.6cm" svg:x="18.7cm" svg:y="7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8cm" svg:height="0.4cm" svg:x="17.5cm" svg:y="7.9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8" draw:layer="layout" svg:x1="11.1cm" svg:y1="6.201cm" svg:x2="11.1cm" svg:y2="9.201cm">
          <text:p/>
        </draw:line>
        <draw:line draw:style-name="gr12" draw:text-style-name="P8" draw:layer="layout" svg:x1="19.1cm" svg:y1="6.201cm" svg:x2="19.1cm" svg:y2="12.301cm">
          <text:p/>
        </draw:line>
        <draw:line draw:style-name="gr7" draw:text-style-name="P8" draw:layer="layout" svg:x1="11.1cm" svg:y1="7.301cm" svg:x2="19.1cm" svg:y2="7.301cm">
          <text:p/>
        </draw:line>
        <draw:line draw:style-name="gr12" draw:text-style-name="P8" draw:layer="layout" svg:x1="18.1cm" svg:y1="8.601cm" svg:x2="18.3cm" svg:y2="8.901cm">
          <text:p/>
        </draw:line>
        <draw:frame draw:style-name="gr18" draw:layer="layout" svg:width="2.229cm" svg:height="0.962cm" svg:x="10.971cm" svg:y="7.901cm">
          <draw:text-box>
            <text:p>LRBG</text:p>
          </draw:text-box>
        </draw:frame>
        <draw:frame draw:style-name="gr6" draw:text-style-name="P10" draw:layer="layout" svg:width="3.931cm" svg:height="0.962cm" svg:x="13.5cm" svg:y="6.401cm">
          <draw:text-box>
            <text:p><text:span text:style-name="T4">d-FrontEnd</text:span></text:p>
          </draw:text-box>
        </draw:frame>
        <draw:frame draw:style-name="gr17" draw:layer="layout" svg:width="17.4cm" svg:height="0.962cm" svg:x="4.2cm" svg:y="14.001cm">
          <draw:text-box>
            <text:p>NB : if the train goes backward, this value can be negative <text:s/></text:p>
          </draw:text-box>
        </draw:frame>
        <draw:line draw:style-name="gr8" draw:text-style-name="P8" draw:layer="layout" svg:x1="4.8cm" svg:y1="18.001cm" svg:x2="22.1cm" svg:y2="18.001cm">
          <text:p/>
        </draw:line>
        <draw:custom-shape draw:style-name="gr10" draw:text-style-name="P8" draw:layer="layout" svg:width="0.6cm" svg:height="0.6cm" draw:transform="rotate (-1.56346594393652) translate (11.7cm 17.6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2.4cm" svg:height="1cm" svg:x="7.7cm" svg:y="1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4cm" svg:height="0.4cm" svg:x="8cm" svg:y="17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9.5cm" svg:y="17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4cm" svg:height="0.6cm" svg:x="9.7cm" svg:y="1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8cm" svg:height="0.4cm" svg:x="8.5cm" svg:y="17.001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8" draw:layer="layout" svg:x1="11.1cm" svg:y1="16.201cm" svg:x2="11.1cm" svg:y2="18.301cm">
          <text:p/>
        </draw:line>
        <draw:line draw:style-name="gr12" draw:text-style-name="P8" draw:layer="layout" svg:x1="10.1cm" svg:y1="16.201cm" svg:x2="10.1cm" svg:y2="18.001cm">
          <text:p/>
        </draw:line>
        <draw:line draw:style-name="gr7" draw:text-style-name="P8" draw:layer="layout" svg:x1="11.1cm" svg:y1="16.401cm" svg:x2="10.1cm" svg:y2="16.401cm">
          <text:p/>
        </draw:line>
        <draw:line draw:style-name="gr12" draw:text-style-name="P8" draw:layer="layout" svg:x1="9.1cm" svg:y1="17.701cm" svg:x2="9.3cm" svg:y2="18.001cm">
          <text:p/>
        </draw:line>
        <draw:frame draw:style-name="gr6" draw:layer="layout" svg:width="2.229cm" svg:height="0.962cm" svg:x="11.371cm" svg:y="17.039cm">
          <draw:text-box>
            <text:p>LRBG</text:p>
          </draw:text-box>
        </draw:frame>
        <draw:frame draw:style-name="gr6" draw:layer="layout" svg:width="3.673cm" svg:height="0.962cm" svg:x="8.9cm" svg:y="15.201cm">
          <draw:text-box>
            <text:p>d-FrontEnd</text:p>
          </draw:text-box>
        </draw:frame>
        <draw:frame draw:style-name="gr6" draw:layer="layout" svg:width="20.068cm" svg:height="0.962cm" svg:x="3.8cm" svg:y="12.677cm">
          <draw:text-box>
            <text:p>d-FrontEnd = n odometry distance – LRBG odometry distance + d-ant</text:p>
          </draw:text-box>
        </draw:frame>
        <draw:frame draw:style-name="gr18" draw:layer="layout" svg:width="0.853cm" svg:height="0.962cm" svg:x="19.1cm" svg:y="7.939cm">
          <draw:text-box>
            <text:p>n</text:p>
          </draw:text-box>
        </draw:frame>
        <draw:line draw:style-name="gr12" draw:text-style-name="P8" draw:layer="layout" svg:x1="3.6cm" svg:y1="9.001cm" svg:x2="3.6cm" svg:y2="11.739cm">
          <text:p/>
        </draw:line>
        <draw:line draw:style-name="gr12" draw:text-style-name="P8" draw:layer="layout" svg:x1="11.1cm" svg:y1="9.001cm" svg:x2="11.1cm" svg:y2="10.501cm">
          <text:p/>
        </draw:line>
        <draw:frame draw:style-name="gr6" draw:layer="layout" svg:width="0.853cm" svg:height="0.962cm" svg:x="3.2cm" svg:y="7.939cm">
          <draw:text-box>
            <text:p>0</text:p>
          </draw:text-box>
        </draw:frame>
        <draw:line draw:style-name="gr7" draw:text-style-name="P8" draw:layer="layout" svg:x1="3.6cm" svg:y1="10.301cm" svg:x2="11.1cm" svg:y2="10.301cm">
          <text:p/>
        </draw:line>
        <draw:frame draw:style-name="gr6" draw:layer="layout" svg:width="7.584cm" svg:height="0.962cm" svg:x="3.4cm" svg:y="9.501cm">
          <draw:text-box>
            <text:p>LRBG odometry distance</text:p>
          </draw:text-box>
        </draw:frame>
        <draw:line draw:style-name="gr7" draw:text-style-name="P8" draw:layer="layout" svg:x1="3.6cm" svg:y1="11.501cm" svg:x2="18.3cm" svg:y2="11.501cm">
          <text:p/>
        </draw:line>
        <draw:frame draw:style-name="gr6" draw:layer="layout" svg:width="6.209cm" svg:height="0.962cm" svg:x="9.4cm" svg:y="10.539cm">
          <draw:text-box>
            <text:p>n odometry distance</text:p>
          </draw:text-box>
        </draw:frame>
        <draw:line draw:style-name="gr12" draw:text-style-name="P8" draw:layer="layout" svg:x1="18.254cm" svg:y1="9.939cm" svg:x2="19.054cm" svg:y2="9.939cm">
          <text:p/>
        </draw:line>
        <draw:line draw:style-name="gr7" draw:text-style-name="P8" draw:layer="layout" svg:x1="20.654cm" svg:y1="9.939cm" svg:x2="19.054cm" svg:y2="9.939cm">
          <text:p/>
        </draw:line>
        <draw:line draw:style-name="gr7" draw:text-style-name="P8" draw:layer="layout" svg:x1="17.554cm" svg:y1="9.939cm" svg:x2="18.354cm" svg:y2="9.939cm">
          <text:p/>
        </draw:line>
        <draw:frame draw:style-name="gr6" draw:layer="layout" svg:width="1.946cm" svg:height="0.962cm" svg:x="19.454cm" svg:y="9.139cm">
          <draw:text-box>
            <text:p>d-ant</text:p>
          </draw:text-box>
        </draw:frame>
        <draw:line draw:style-name="gr12" draw:text-style-name="P8" draw:layer="layout" svg:x1="18.3cm" svg:y1="9.001cm" svg:x2="18.3cm" svg:y2="12.301cm">
          <text:p/>
        </draw:lin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re_20_et_20_contenu" xml:id="id8" draw:id="id8">
        <draw:frame draw:name="Titre 3" presentation:style-name="pr4" draw:text-style-name="P5" draw:layer="layout" svg:width="17.29cm" svg:height="1.6cm" svg:x="2.209cm" svg:y="0.322cm" presentation:class="title" presentation:user-transformed="true">
          <draw:text-box>
            <text:p><text:span text:style-name="T2">TIME CYCLE CORRECTION</text:span></text:p>
          </draw:text-box>
        </draw:frame>
        <draw:frame draw:style-name="gr6" draw:text-style-name="P11" draw:layer="layout" svg:width="22.257cm" svg:height="5.331cm" svg:x="2.7cm" svg:y="2.673cm">
          <draw:text-box>
            <text:p><text:span text:style-name="T5">The OBU cycle is about 300ms and the odometry one is about 100ms</text:span></text:p>
            <text:p><text:span text:style-name="T6">A timer distributes the same time to the OBU, the odometry and balise antenna system </text:span></text:p>
            <text:p><text:span text:style-name="T6">together</text:span></text:p>
            <text:p><text:span text:style-name="T6">At its cycle beginning, the OBU asks odometry a set of refreshed data to calculate</text:span></text:p>
            <text:p><text:span text:style-name="T5">the FrontEnd position, and the odometry replies with a time-stamped information</text:span></text:p>
            <text:p><text:span text:style-name="T5">So, the calculation has to take into account the distance traveled by the train </text:span></text:p>
            <text:p><text:span text:style-name="T5">during the delay between both the last odometry information time stamp and the </text:span></text:p>
            <text:p><text:span text:style-name="T5">Calculation time stamp itself </text:span></text:p>
          </draw:text-box>
        </draw:frame>
        <draw:line draw:style-name="gr8" draw:text-style-name="P8" draw:layer="layout" svg:x1="6.2cm" svg:y1="9.701cm" svg:x2="23.8cm" svg:y2="9.701cm">
          <text:p/>
        </draw:line>
        <draw:line draw:style-name="gr8" draw:text-style-name="P8" draw:layer="layout" svg:x1="10.2cm" svg:y1="9.301cm" svg:x2="10.2cm" svg:y2="10.101cm">
          <text:p/>
        </draw:line>
        <draw:line draw:style-name="gr8" draw:text-style-name="P8" draw:layer="layout" svg:x1="13.3cm" svg:y1="9.301cm" svg:x2="13.3cm" svg:y2="10.101cm">
          <text:p/>
        </draw:line>
        <draw:line draw:style-name="gr8" draw:text-style-name="P8" draw:layer="layout" svg:x1="16.2cm" svg:y1="9.301cm" svg:x2="16.2cm" svg:y2="10.101cm">
          <text:p/>
        </draw:line>
        <draw:line draw:style-name="gr8" draw:text-style-name="P8" draw:layer="layout" svg:x1="19.5cm" svg:y1="9.301cm" svg:x2="19.5cm" svg:y2="10.101cm">
          <text:p/>
        </draw:line>
        <draw:line draw:style-name="gr8" draw:text-style-name="P8" draw:layer="layout" svg:x1="21.4cm" svg:y1="9.301cm" svg:x2="21.4cm" svg:y2="10.101cm">
          <text:p/>
        </draw:line>
        <draw:frame draw:style-name="gr6" draw:text-style-name="P11" draw:layer="layout" svg:width="3.33cm" svg:height="1.521cm" svg:x="2.7cm" svg:y="8.901cm">
          <draw:text-box>
            <text:p text:style-name="P11"><text:span text:style-name="T5">Odometry</text:span></text:p>
            <text:p text:style-name="P11"><text:span text:style-name="T5">calcultation</text:span></text:p>
          </draw:text-box>
        </draw:frame>
        <draw:line draw:style-name="gr8" draw:text-style-name="P8" draw:layer="layout" svg:x1="6.2cm" svg:y1="11.901cm" svg:x2="24cm" svg:y2="11.901cm">
          <text:p/>
        </draw:line>
        <draw:line draw:style-name="gr8" draw:text-style-name="P8" draw:layer="layout" svg:x1="13.8cm" svg:y1="11.401cm" svg:x2="13.8cm" svg:y2="12.401cm">
          <text:p/>
        </draw:line>
        <draw:line draw:style-name="gr8" draw:text-style-name="P8" draw:layer="layout" svg:x1="22.8cm" svg:y1="11.301cm" svg:x2="22.8cm" svg:y2="12.501cm">
          <text:p/>
        </draw:line>
        <draw:frame draw:style-name="gr6" draw:text-style-name="P11" draw:layer="layout" svg:width="3.317cm" svg:height="1.521cm" svg:x="2.6cm" svg:y="11.101cm">
          <draw:text-box>
            <text:p text:style-name="P11"><text:span text:style-name="T5">d-FrontEnd</text:span></text:p>
            <text:p text:style-name="P11"><text:span text:style-name="T5">calculation</text:span></text:p>
          </draw:text-box>
        </draw:frame>
        <draw:line draw:style-name="gr12" draw:text-style-name="P8" draw:layer="layout" svg:x1="10.2cm" svg:y1="10.101cm" svg:x2="10.2cm" svg:y2="13.701cm">
          <text:p/>
        </draw:line>
        <draw:line draw:style-name="gr12" draw:text-style-name="P8" draw:layer="layout" svg:x1="13.8cm" svg:y1="12.401cm" svg:x2="13.8cm" svg:y2="13.701cm">
          <text:p/>
        </draw:line>
        <draw:line draw:style-name="gr14" draw:text-style-name="P8" draw:layer="layout" svg:x1="10.2cm" svg:y1="13.301cm" svg:x2="13.8cm" svg:y2="13.301cm">
          <text:p/>
        </draw:line>
        <draw:line draw:style-name="gr12" draw:text-style-name="P8" draw:layer="layout" svg:x1="19.5cm" svg:y1="10.101cm" svg:x2="19.5cm" svg:y2="13.701cm">
          <text:p/>
        </draw:line>
        <draw:line draw:style-name="gr12" draw:text-style-name="P8" draw:layer="layout" svg:x1="19.1cm" svg:y1="12.501cm" svg:x2="19.1cm" svg:y2="14.701cm">
          <text:p/>
        </draw:line>
        <draw:line draw:style-name="gr14" draw:text-style-name="P8" draw:layer="layout" svg:x1="19.5cm" svg:y1="13.301cm" svg:x2="22.8cm" svg:y2="13.301cm">
          <text:p/>
        </draw:line>
        <draw:frame draw:style-name="gr6" draw:text-style-name="P11" draw:layer="layout" svg:width="1.852cm" svg:height="0.886cm" svg:x="11.219cm" svg:y="12.514cm">
          <draw:text-box>
            <text:p text:style-name="P11"><text:span text:style-name="T5">delay</text:span></text:p>
          </draw:text-box>
        </draw:frame>
        <draw:frame draw:style-name="gr19" draw:text-style-name="P11" draw:layer="layout" svg:width="1.852cm" svg:height="0.886cm" svg:x="20cm" svg:y="12.501cm">
          <draw:text-box>
            <text:p text:style-name="P11"><text:span text:style-name="T5">delay</text:span></text:p>
          </draw:text-box>
        </draw:frame>
        <draw:frame draw:style-name="gr6" draw:text-style-name="P11" draw:layer="layout" svg:width="20.987cm" svg:height="1.521cm" svg:x="3.2cm" svg:y="15.279cm">
          <draw:text-box>
            <text:p text:style-name="P11"><text:span text:style-name="T5">Estimated d-frontend = estimated n odometry distance – LRBG odometry distance</text:span></text:p>
            <text:p text:style-name="P11"><text:span text:style-name="T5"><text:s text:c="37"/></text:span><text:span text:style-name="T5">+ d-ant + (delay x current train speed)</text:span></text:p>
          </draw:text-box>
        </draw:frame>
        <draw:frame draw:style-name="gr6" draw:text-style-name="P11" draw:layer="layout" svg:width="23.798cm" svg:height="1.521cm" svg:x="1.884cm" svg:y="17.201cm">
          <draw:text-box>
            <text:p><text:span text:style-name="T5">NB : at 350 km/h, the distance traveled by the train during a time cycle (300ms) is about 30m.</text:span></text:p>
            <text:p><text:span text:style-name="T5">So the corrective values are not insignificant￹</text:span></text:p>
          </draw:text-box>
        </draw:frame>
        <draw:line draw:style-name="gr14" draw:text-style-name="P8" draw:layer="layout" svg:x1="11.3cm" svg:y1="14.501cm" svg:x2="19.1cm" svg:y2="14.501cm">
          <text:p/>
        </draw:line>
        <draw:frame draw:style-name="gr6" draw:text-style-name="P11" draw:layer="layout" svg:width="5.646cm" svg:height="0.886cm" svg:x="12.6cm" svg:y="13.701cm">
          <draw:text-box>
            <text:p text:style-name="P11"><text:span text:style-name="T5">OBU cycle # 300 ms</text:span></text:p>
          </draw:text-box>
        </draw:frame>
        <draw:line draw:style-name="gr7" draw:text-style-name="P8" draw:layer="layout" svg:x1="11.8cm" svg:y1="11.901cm" svg:x2="11.8cm" svg:y2="9.701cm">
          <text:p/>
        </draw:line>
        <draw:frame draw:style-name="gr6" draw:text-style-name="P11" draw:layer="layout" svg:width="2.382cm" svg:height="0.886cm" svg:x="9.386cm" svg:y="10.201cm">
          <draw:text-box>
            <text:p text:style-name="P11"><text:span text:style-name="T5">request</text:span></text:p>
          </draw:text-box>
        </draw:frame>
        <draw:line draw:style-name="gr7" draw:text-style-name="P8" draw:layer="layout" svg:x1="12.5cm" svg:y1="9.701cm" svg:x2="12.5cm" svg:y2="11.901cm">
          <text:p/>
        </draw:line>
        <draw:frame draw:style-name="gr6" draw:text-style-name="P11" draw:layer="layout" svg:width="2.318cm" svg:height="0.886cm" svg:x="12.358cm" svg:y="10.139cm">
          <draw:text-box>
            <text:p text:style-name="P11"><text:span text:style-name="T5">answer</text:span></text:p>
          </draw:text-box>
        </draw:frame>
        <draw:line draw:style-name="gr20" draw:text-style-name="P8" draw:layer="layout" svg:x1="11.3cm" svg:y1="11.401cm" svg:x2="11.3cm" svg:y2="12.401cm">
          <text:p/>
        </draw:line>
        <draw:line draw:style-name="gr12" draw:text-style-name="P8" draw:layer="layout" svg:x1="11.3cm" svg:y1="14.601cm" svg:x2="11.3cm" svg:y2="12.401cm">
          <text:p/>
        </draw:line>
        <draw:line draw:style-name="gr14" draw:text-style-name="P8" draw:layer="layout" svg:x1="10.2cm" svg:y1="8.901cm" svg:x2="13cm" svg:y2="8.901cm">
          <text:p/>
        </draw:line>
        <draw:frame draw:style-name="gr6" draw:text-style-name="P11" draw:layer="layout" svg:width="5.176cm" svg:height="0.886cm" svg:x="9cm" svg:y="8.001cm">
          <draw:text-box>
            <text:p text:style-name="P11"><text:span text:style-name="T5">Odo cycle #100ms</text:span></text:p>
          </draw:text-box>
        </draw:frame>
        <draw:line draw:style-name="gr20" draw:text-style-name="P8" draw:layer="layout" svg:x1="19.1cm" svg:y1="11.401cm" svg:x2="19.1cm" svg:y2="12.401cm">
          <text:p/>
        </draw:line>
        <draw:custom-shape draw:style-name="gr21" draw:text-style-name="P8" draw:layer="layout" svg:width="1cm" svg:height="1cm" svg:x="9.7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1cm" svg:height="1cm" svg:x="13.3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3.169cm" svg:height="1.521cm" svg:x="5.8cm" svg:y="13.101cm">
          <draw:text-box>
            <text:p text:style-name="P11"><text:span text:style-name="T5">OBU cycle</text:span></text:p>
            <text:p text:style-name="P11"><text:span text:style-name="T5">beginning</text:span></text:p>
          </draw:text-box>
        </draw:frame>
        <draw:line draw:style-name="gr7" draw:text-style-name="P8" draw:layer="layout" svg:x1="9.299cm" svg:y1="13.301cm" svg:x2="11.3cm" svg:y2="12.301cm">
          <text:p/>
        </draw:line>
        <draw:line draw:style-name="gr12" draw:text-style-name="P8" draw:layer="layout" svg:x1="22.8cm" svg:y1="13.501cm" svg:x2="22.8cm" svg:y2="12.301cm">
          <text:p/>
        </draw:line>
        <draw:custom-shape draw:style-name="gr21" draw:text-style-name="P8" draw:layer="layout" svg:width="1cm" svg:height="1cm" svg:x="19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1cm" svg:height="1cm" svg:x="22.3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re_20_et_20_contenu" xml:id="id9" draw:id="id9">
        <draw:frame draw:name="Titre 3" presentation:style-name="pr4" draw:text-style-name="P5" draw:layer="layout" svg:width="17.29cm" svg:height="1.6cm" svg:x="2.209cm" svg:y="0.322cm" presentation:class="title" presentation:user-transformed="true">
          <draw:text-box>
            <text:p><text:span text:style-name="T2">CONFIDENCE INTERVAL (1/1)</text:span></text:p>
          </draw:text-box>
        </draw:frame>
        <draw:frame draw:style-name="gr22" draw:layer="layout" svg:width="21.791cm" svg:height="1.673cm" svg:x="2.1cm" svg:y="2.5cm">
          <draw:text-box>
            <text:p>As the train passes over a new LRBG, the confidence interval can be reset, </text:p>
            <text:p>because the localisation of each LRBG is known with accuracy</text:p>
          </draw:text-box>
        </draw:frame>
        <draw:line draw:style-name="gr8" draw:text-style-name="P8" draw:layer="layout" svg:x1="2.9cm" svg:y1="5.5cm" svg:x2="21.6cm" svg:y2="5.6cm">
          <text:p/>
        </draw:line>
        <draw:custom-shape draw:style-name="gr10" draw:text-style-name="P8" draw:layer="layout" svg:width="0.6cm" svg:height="0.6cm" draw:transform="rotate (-1.56346594393652) translate (9.001cm 5.1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layer="layout" svg:width="2.758cm" svg:height="0.962cm" svg:x="8.272cm" svg:y="4.5cm">
          <draw:text-box>
            <text:p>LRBG 1</text:p>
          </draw:text-box>
        </draw:frame>
        <draw:custom-shape draw:style-name="gr10" draw:text-style-name="P8" draw:layer="layout" svg:width="0.6cm" svg:height="0.6cm" draw:transform="rotate (-1.56346594393652) translate (16.871cm 5.2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layer="layout" svg:width="2.758cm" svg:height="0.962cm" svg:x="16.142cm" svg:y="4.6cm">
          <draw:text-box>
            <text:p>LRBG 2</text:p>
          </draw:text-box>
        </draw:frame>
        <draw:line draw:style-name="gr12" draw:text-style-name="P8" draw:layer="layout" svg:x1="3.5cm" svg:y1="4.7cm" svg:x2="3.5cm" svg:y2="8.1cm">
          <text:p/>
        </draw:line>
        <draw:line draw:style-name="gr12" draw:text-style-name="P8" draw:layer="layout" svg:x1="8.4cm" svg:y1="4.8cm" svg:x2="8.4cm" svg:y2="8.2cm">
          <text:p/>
        </draw:line>
        <draw:line draw:style-name="gr12" draw:text-style-name="P8" draw:layer="layout" svg:x1="16.3cm" svg:y1="4.8cm" svg:x2="16.3cm" svg:y2="8.2cm">
          <text:p/>
        </draw:line>
        <draw:line draw:style-name="gr12" draw:text-style-name="P8" draw:layer="layout" svg:x1="3.5cm" svg:y1="6.9cm" svg:x2="8.4cm" svg:y2="6.3cm">
          <text:p/>
        </draw:line>
        <draw:line draw:style-name="gr12" draw:text-style-name="P8" draw:layer="layout" svg:x1="3.5cm" svg:y1="6.9cm" svg:x2="8.4cm" svg:y2="7.5cm">
          <text:p/>
        </draw:line>
        <draw:line draw:style-name="gr12" draw:text-style-name="P8" draw:layer="layout" svg:x1="8.4cm" svg:y1="7.2cm" svg:x2="16.271cm" svg:y2="6.2cm">
          <text:p/>
        </draw:line>
        <draw:line draw:style-name="gr12" draw:text-style-name="P8" draw:layer="layout" svg:x1="8.4cm" svg:y1="7.2cm" svg:x2="16.3cm" svg:y2="8.2cm">
          <text:p/>
        </draw:line>
        <draw:line draw:style-name="gr12" draw:text-style-name="P8" draw:layer="layout" svg:x1="16.3cm" svg:y1="7cm" svg:x2="21.9cm" svg:y2="6.2cm">
          <text:p/>
        </draw:line>
        <draw:line draw:style-name="gr12" draw:text-style-name="P8" draw:layer="layout" svg:x1="16.3cm" svg:y1="7cm" svg:x2="21.9cm" svg:y2="7.8cm">
          <text:p/>
        </draw:line>
        <draw:frame draw:style-name="gr6" draw:layer="layout" svg:width="0.853cm" svg:height="0.962cm" svg:x="3.5cm" svg:y="4.3cm">
          <draw:text-box>
            <text:p>0</text:p>
          </draw:text-box>
        </draw:frame>
        <draw:frame draw:style-name="gr6" draw:layer="layout" svg:width="23.023cm" svg:height="5.939cm" svg:x="2.1cm" svg:y="8.8cm">
          <draw:text-box>
            <text:p>So, as the LRBG changes, the OBU shall inform the odometry and this one shall</text:p>
            <text:p>reset the confidence interval</text:p>
            <text:p>But this reset can not be 0 because there always remain some uncertainties:</text:p>
            <text:p>- uncertainty of physical balise position</text:p>
            <text:p>- uncertainty of antenna measurement</text:p>
            <text:p>- (delay between antenna detection and consideration by OBU) x train speed</text:p>
            <text:p>The sum of these uncertainties shall be &lt; +/- x m. x is given by Q_LOCACC </text:p>
            <text:p>or a national value </text:p>
          </draw:text-box>
        </draw:frame>
        <draw:line draw:style-name="gr8" draw:text-style-name="P8" draw:layer="layout" svg:x1="2.9cm" svg:y1="16.1cm" svg:x2="21.6cm" svg:y2="16.2cm">
          <text:p/>
        </draw:line>
        <draw:custom-shape draw:style-name="gr10" draw:text-style-name="P8" draw:layer="layout" svg:width="0.6cm" svg:height="0.6cm" draw:transform="rotate (-1.56346594393652) translate (9.001cm 15.7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layer="layout" svg:width="2.758cm" svg:height="0.962cm" svg:x="8.272cm" svg:y="15.1cm">
          <draw:text-box>
            <text:p>LRBG 1</text:p>
          </draw:text-box>
        </draw:frame>
        <draw:custom-shape draw:style-name="gr10" draw:text-style-name="P8" draw:layer="layout" svg:width="0.6cm" svg:height="0.6cm" draw:transform="rotate (-1.56346594393652) translate (16.871cm 15.8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layer="layout" svg:width="2.758cm" svg:height="0.962cm" svg:x="16.142cm" svg:y="15.2cm">
          <draw:text-box>
            <text:p>LRBG 2</text:p>
          </draw:text-box>
        </draw:frame>
        <draw:line draw:style-name="gr12" draw:text-style-name="P8" draw:layer="layout" svg:x1="3.5cm" svg:y1="15.3cm" svg:x2="3.5cm" svg:y2="18.7cm">
          <text:p/>
        </draw:line>
        <draw:line draw:style-name="gr12" draw:text-style-name="P8" draw:layer="layout" svg:x1="8.4cm" svg:y1="15.4cm" svg:x2="8.4cm" svg:y2="18.8cm">
          <text:p/>
        </draw:line>
        <draw:line draw:style-name="gr12" draw:text-style-name="P8" draw:layer="layout" svg:x1="16.3cm" svg:y1="15.4cm" svg:x2="16.3cm" svg:y2="18.8cm">
          <text:p/>
        </draw:line>
        <draw:line draw:style-name="gr12" draw:text-style-name="P8" draw:layer="layout" svg:x1="3.5cm" svg:y1="17.5cm" svg:x2="8.4cm" svg:y2="16.9cm">
          <text:p/>
        </draw:line>
        <draw:line draw:style-name="gr12" draw:text-style-name="P8" draw:layer="layout" svg:x1="3.5cm" svg:y1="17.5cm" svg:x2="8.4cm" svg:y2="18.1cm">
          <text:p/>
        </draw:line>
        <draw:line draw:style-name="gr12" draw:text-style-name="P8" draw:layer="layout" svg:x1="8.4cm" svg:y1="17.7cm" svg:x2="16.271cm" svg:y2="16.8cm">
          <text:p/>
        </draw:line>
        <draw:line draw:style-name="gr12" draw:text-style-name="P8" draw:layer="layout" svg:x1="8.4cm" svg:y1="17.9cm" svg:x2="16.3cm" svg:y2="18.7cm">
          <text:p/>
        </draw:line>
        <draw:line draw:style-name="gr12" draw:text-style-name="P8" draw:layer="layout" svg:x1="16.271cm" svg:y1="17.4cm" svg:x2="21.9cm" svg:y2="16.7cm">
          <text:p/>
        </draw:line>
        <draw:line draw:style-name="gr12" draw:text-style-name="P8" draw:layer="layout" svg:x1="16.3cm" svg:y1="17.6cm" svg:x2="21.9cm" svg:y2="18.4cm">
          <text:p/>
        </draw:line>
        <draw:frame draw:style-name="gr6" draw:layer="layout" svg:width="0.853cm" svg:height="0.962cm" svg:x="3.5cm" svg:y="14.9cm">
          <draw:text-box>
            <text:p>0</text:p>
          </draw:text-box>
        </draw:frame>
        <draw:line draw:style-name="gr12" draw:text-style-name="P8" draw:layer="layout" svg:x1="8.4cm" svg:y1="17.9cm" svg:x2="16.3cm" svg:y2="17.9cm">
          <text:p/>
        </draw:line>
        <draw:line draw:style-name="gr12" draw:text-style-name="P8" draw:layer="layout" svg:x1="8.4cm" svg:y1="17.7cm" svg:x2="16.3cm" svg:y2="17.7cm">
          <text:p/>
        </draw:line>
        <draw:line draw:style-name="gr7" draw:text-style-name="P8" draw:layer="layout" svg:x1="15.6cm" svg:y1="16.5cm" svg:x2="15.6cm" svg:y2="17.7cm">
          <text:p/>
        </draw:line>
        <draw:line draw:style-name="gr7" draw:text-style-name="P8" draw:layer="layout" svg:x1="15.6cm" svg:y1="18.7cm" svg:x2="15.6cm" svg:y2="17.9cm">
          <text:p/>
        </draw:line>
        <draw:frame draw:style-name="gr6" draw:layer="layout" svg:width="2.466cm" svg:height="0.962cm" svg:x="13.4cm" svg:y="16.138cm">
          <draw:text-box>
            <text:p>+/- x m</text:p>
          </draw:text-box>
        </draw:frame>
        <draw:line draw:style-name="gr12" draw:text-style-name="P8" draw:layer="layout" svg:x1="16.3cm" svg:y1="17.6cm" svg:x2="24.2cm" svg:y2="17.6cm">
          <text:p/>
        </draw:line>
        <draw:line draw:style-name="gr12" draw:text-style-name="P8" draw:layer="layout" svg:x1="16.3cm" svg:y1="17.4cm" svg:x2="24.2cm" svg:y2="17.4cm">
          <text:p/>
        </draw:line>
        <draw:line draw:style-name="gr7" draw:text-style-name="P8" draw:layer="layout" svg:x1="22.634cm" svg:y1="16.162cm" svg:x2="22.634cm" svg:y2="17.362cm">
          <text:p/>
        </draw:line>
        <draw:line draw:style-name="gr7" draw:text-style-name="P8" draw:layer="layout" svg:x1="22.634cm" svg:y1="18.362cm" svg:x2="22.634cm" svg:y2="17.562cm">
          <text:p/>
        </draw:line>
        <draw:frame draw:style-name="gr6" draw:layer="layout" svg:width="2.466cm" svg:height="0.962cm" svg:x="22.9cm" svg:y="16.338cm">
          <draw:text-box>
            <text:p>+/- x m</text:p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" xml:id="id10" draw:id="id10">
        <draw:frame draw:name="Titre 3" presentation:style-name="pr4" draw:text-style-name="P5" draw:layer="layout" svg:width="17.29cm" svg:height="1.6cm" svg:x="2.209cm" svg:y="0.322cm" presentation:class="title" presentation:user-transformed="true">
          <draw:text-box>
            <text:p><text:span text:style-name="T2">CONFIDENCE INTERVAL (2/2)</text:span></text:p>
          </draw:text-box>
        </draw:frame>
        <draw:line draw:style-name="gr8" draw:text-style-name="P8" draw:layer="layout" svg:x1="1.9cm" svg:y1="6.7cm" svg:x2="20.6cm" svg:y2="6.8cm">
          <text:p/>
        </draw:line>
        <draw:custom-shape draw:style-name="gr10" draw:text-style-name="P8" draw:layer="layout" svg:width="0.6cm" svg:height="0.6cm" draw:transform="rotate (-1.56346594393652) translate (8.001cm 6.3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layer="layout" svg:width="2.758cm" svg:height="0.962cm" svg:x="7.272cm" svg:y="5.7cm">
          <draw:text-box>
            <text:p>LRBG 1</text:p>
          </draw:text-box>
        </draw:frame>
        <draw:custom-shape draw:style-name="gr10" draw:text-style-name="P8" draw:layer="layout" svg:width="0.6cm" svg:height="0.6cm" draw:transform="rotate (-1.56346594393652) translate (15.871cm 6.4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layer="layout" svg:width="2.758cm" svg:height="0.962cm" svg:x="15.142cm" svg:y="5.8cm">
          <draw:text-box>
            <text:p>LRBG 2</text:p>
          </draw:text-box>
        </draw:frame>
        <draw:line draw:style-name="gr12" draw:text-style-name="P8" draw:layer="layout" svg:x1="2.5cm" svg:y1="6.3cm" svg:x2="2.5cm" svg:y2="18.4cm">
          <text:p/>
        </draw:line>
        <draw:line draw:style-name="gr12" draw:text-style-name="P8" draw:layer="layout" svg:x1="7.4cm" svg:y1="6.4cm" svg:x2="7.4cm" svg:y2="10.9cm">
          <text:p/>
        </draw:line>
        <draw:line draw:style-name="gr12" draw:text-style-name="P8" draw:layer="layout" svg:x1="15.3cm" svg:y1="6.4cm" svg:x2="15.3cm" svg:y2="10.7cm">
          <text:p/>
        </draw:line>
        <draw:line draw:style-name="gr8" draw:text-style-name="P8" draw:layer="layout" svg:x1="2.5cm" svg:y1="8.5cm" svg:x2="8.7cm" svg:y2="7.7cm">
          <text:p/>
        </draw:line>
        <draw:line draw:style-name="gr8" draw:text-style-name="P8" draw:layer="layout" svg:x1="2.5cm" svg:y1="8.5cm" svg:x2="8.7cm" svg:y2="9.3cm">
          <text:p/>
        </draw:line>
        <draw:line draw:style-name="gr13" draw:text-style-name="P8" draw:layer="layout" svg:x1="2.5cm" svg:y1="8.5cm" svg:x2="20.9cm" svg:y2="8.5cm">
          <text:p/>
        </draw:line>
        <draw:line draw:style-name="gr12" draw:text-style-name="P8" draw:layer="layout" svg:x1="7.4cm" svg:y1="8.4cm" svg:x2="16.9cm" svg:y2="7.3cm">
          <text:p/>
        </draw:line>
        <draw:line draw:style-name="gr12" draw:text-style-name="P8" draw:layer="layout" svg:x1="7.4cm" svg:y1="8.6cm" svg:x2="16.9cm" svg:y2="9.7cm">
          <text:p/>
        </draw:line>
        <draw:line draw:style-name="gr12" draw:text-style-name="P8" draw:layer="layout" svg:x1="15.271cm" svg:y1="8.4cm" svg:x2="20.9cm" svg:y2="7.7cm">
          <text:p/>
        </draw:line>
        <draw:line draw:style-name="gr12" draw:text-style-name="P8" draw:layer="layout" svg:x1="15.3cm" svg:y1="8.6cm" svg:x2="20.9cm" svg:y2="9.4cm">
          <text:p/>
        </draw:line>
        <draw:frame draw:style-name="gr6" draw:layer="layout" svg:width="0.853cm" svg:height="0.962cm" svg:x="2.5cm" svg:y="5.8cm">
          <draw:text-box>
            <text:p>0</text:p>
          </draw:text-box>
        </draw:frame>
        <draw:line draw:style-name="gr12" draw:text-style-name="P8" draw:layer="layout" svg:x1="7.4cm" svg:y1="8.4cm" svg:x2="22.9cm" svg:y2="8.4cm">
          <text:p/>
        </draw:line>
        <draw:line draw:style-name="gr12" draw:text-style-name="P8" draw:layer="layout" svg:x1="7.4cm" svg:y1="8.6cm" svg:x2="22.9cm" svg:y2="8.6cm">
          <text:p/>
        </draw:line>
        <draw:line draw:style-name="gr7" draw:text-style-name="P8" draw:layer="layout" svg:x1="22.1cm" svg:y1="7.2cm" svg:x2="22.1cm" svg:y2="8.4cm">
          <text:p/>
        </draw:line>
        <draw:line draw:style-name="gr7" draw:text-style-name="P8" draw:layer="layout" svg:x1="22.1cm" svg:y1="9.4cm" svg:x2="22.1cm" svg:y2="8.6cm">
          <text:p/>
        </draw:line>
        <draw:frame draw:style-name="gr6" draw:layer="layout" svg:width="2.466cm" svg:height="0.962cm" svg:x="22.3cm" svg:y="7.438cm">
          <draw:text-box>
            <text:p>+/- x m</text:p>
          </draw:text-box>
        </draw:frame>
        <draw:frame draw:style-name="gr6" draw:layer="layout" svg:width="22.388cm" svg:height="2.384cm" svg:x="2.2cm" svg:y="2.9cm">
          <draw:text-box>
            <text:p>Last correction :</text:p>
            <text:p>The delay between the LRBG pass over and the reset of the odometry values </text:p>
            <text:p>by OBU shall be taken into account</text:p>
          </draw:text-box>
        </draw:frame>
        <draw:line draw:style-name="gr12" draw:text-style-name="P8" draw:layer="layout" svg:x1="8.7cm" svg:y1="7.1cm" svg:x2="8.7cm" svg:y2="18.6cm">
          <text:p/>
        </draw:line>
        <draw:line draw:style-name="gr12" draw:text-style-name="P8" draw:layer="layout" svg:x1="16.9cm" svg:y1="7.2cm" svg:x2="16.9cm" svg:y2="18.6cm">
          <text:p/>
        </draw:line>
        <draw:line draw:style-name="gr14" draw:text-style-name="P8" draw:layer="layout" svg:x1="7.4cm" svg:y1="10.5cm" svg:x2="8.7cm" svg:y2="10.5cm">
          <text:p/>
        </draw:line>
        <draw:line draw:style-name="gr8" draw:text-style-name="P8" draw:layer="layout" svg:x1="8.7cm" svg:y1="8.3cm" svg:x2="16.9cm" svg:y2="7.3cm">
          <text:p/>
        </draw:line>
        <draw:line draw:style-name="gr8" draw:text-style-name="P8" draw:layer="layout" svg:x1="8.7cm" svg:y1="8.7cm" svg:x2="16.9cm" svg:y2="9.7cm">
          <text:p/>
        </draw:line>
        <draw:line draw:style-name="gr8" draw:text-style-name="P8" draw:layer="layout" svg:x1="16.9cm" svg:y1="8.2cm" svg:x2="20.9cm" svg:y2="7.8cm">
          <text:p/>
        </draw:line>
        <draw:line draw:style-name="gr8" draw:text-style-name="P8" draw:layer="layout" svg:x1="16.9cm" svg:y1="8.8cm" svg:x2="20.9cm" svg:y2="9.4cm">
          <text:p/>
        </draw:line>
        <draw:frame draw:style-name="gr6" draw:layer="layout" svg:width="2.013cm" svg:height="0.962cm" svg:x="7.1cm" svg:y="10.7cm">
          <draw:text-box>
            <text:p>delay</text:p>
          </draw:text-box>
        </draw:frame>
        <draw:line draw:style-name="gr7" draw:text-style-name="P8" draw:layer="layout" svg:x1="2.5cm" svg:y1="17.4cm" svg:x2="2.5cm" svg:y2="12.4cm">
          <text:p/>
        </draw:line>
        <draw:line draw:style-name="gr7" draw:text-style-name="P8" draw:layer="layout" svg:x1="1.7cm" svg:y1="17.4cm" svg:x2="24.3cm" svg:y2="17.4cm">
          <text:p/>
        </draw:line>
        <draw:line draw:style-name="gr12" draw:text-style-name="P8" draw:layer="layout" svg:x1="2.5cm" svg:y1="17.4cm" svg:x2="8.7cm" svg:y2="14.6cm">
          <text:p/>
        </draw:line>
        <draw:line draw:style-name="gr12" draw:text-style-name="P8" draw:layer="layout" svg:x1="8.7cm" svg:y1="17.4cm" svg:x2="16.9cm" svg:y2="13.8cm">
          <text:p/>
        </draw:line>
        <draw:line draw:style-name="gr12" draw:text-style-name="P8" draw:layer="layout" svg:x1="16.9cm" svg:y1="17.4cm" svg:x2="22.7cm" svg:y2="14.8cm">
          <text:p/>
        </draw:line>
        <draw:line draw:style-name="gr23" draw:text-style-name="P8" draw:layer="layout" svg:x1="2.5cm" svg:y1="17.4cm" svg:x2="8.7cm" svg:y2="14.1cm">
          <text:p/>
        </draw:line>
        <draw:line draw:style-name="gr23" draw:text-style-name="P8" draw:layer="layout" svg:x1="8.7cm" svg:y1="17.2cm" svg:x2="16.9cm" svg:y2="12.8cm">
          <text:p/>
        </draw:line>
        <draw:line draw:style-name="gr23" draw:text-style-name="P8" draw:layer="layout" svg:x1="16.9cm" svg:y1="17.2cm" svg:x2="22.7cm" svg:y2="14cm">
          <text:p/>
        </draw:line>
        <draw:line draw:style-name="gr24" draw:text-style-name="P8" draw:layer="layout" svg:x1="2.5cm" svg:y1="17.4cm" svg:x2="8.7cm" svg:y2="15.2cm">
          <text:p/>
        </draw:line>
        <draw:line draw:style-name="gr24" draw:text-style-name="P8" draw:layer="layout" svg:x1="8.7cm" svg:y1="17.6cm" svg:x2="16.9cm" svg:y2="14.8cm">
          <text:p/>
        </draw:line>
        <draw:line draw:style-name="gr24" draw:text-style-name="P8" draw:layer="layout" svg:x1="16.9cm" svg:y1="17.6cm" svg:x2="22.7cm" svg:y2="15.6cm">
          <text:p/>
        </draw:line>
        <draw:frame draw:style-name="gr25" draw:layer="layout" svg:width="3.4cm" svg:height="1.673cm" svg:x="22.2cm" svg:y="15.527cm">
          <draw:text-box>
            <text:p>Travelled</text:p>
            <text:p>distance</text:p>
          </draw:text-box>
        </draw:frame>
        <draw:frame draw:style-name="gr6" draw:layer="layout" svg:width="3.673cm" svg:height="0.962cm" svg:x="2.827cm" svg:y="12.038cm">
          <draw:text-box>
            <text:p>d-FrontEnd</text:p>
          </draw:text-box>
        </draw:frame>
        <draw:frame draw:style-name="gr6" draw:text-style-name="P12" draw:layer="layout" svg:width="3.321cm" svg:height="0.962cm" svg:x="8.6cm" svg:y="14.1cm">
          <draw:text-box>
            <text:p>Estimated</text:p>
          </draw:text-box>
        </draw:frame>
        <draw:frame draw:style-name="gr6" draw:text-style-name="P13" draw:layer="layout" svg:width="1.7cm" svg:height="0.962cm" svg:x="8.6cm" svg:y="13.3cm">
          <draw:text-box>
            <text:p><text:span text:style-name="T7">Max</text:span></text:p>
          </draw:text-box>
        </draw:frame>
        <draw:frame draw:style-name="gr6" draw:text-style-name="P14" draw:layer="layout" svg:width="1.522cm" svg:height="0.962cm" svg:x="8.678cm" svg:y="14.962cm">
          <draw:text-box>
            <text:p><text:span text:style-name="T8">Min</text:span></text:p>
          </draw:text-box>
        </draw:frame>
        <draw:frame draw:style-name="gr6" draw:layer="layout" svg:width="0.853cm" svg:height="0.962cm" svg:x="1.5cm" svg:y="18.5cm">
          <draw:text-box>
            <text:p>0</text:p>
          </draw:text-box>
        </draw:frame>
        <draw:frame draw:style-name="gr6" draw:layer="layout" svg:width="3.702cm" svg:height="1.673cm" svg:x="21.4cm" svg:y="9cm">
          <draw:text-box>
            <text:p>Confidence</text:p>
            <text:p>interval</text:p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re_20_et_20_contenu" xml:id="id11" draw:id="id11">
        <draw:frame draw:name="Titre 3" presentation:style-name="pr4" draw:text-style-name="P5" draw:layer="layout" svg:width="17.29cm" svg:height="1.6cm" svg:x="2.209cm" svg:y="0.322cm" presentation:class="title" presentation:user-transformed="true">
          <draw:text-box>
            <text:p><text:span text:style-name="T2">BALISE GROUP ORIENTATION</text:span></text:p>
          </draw:text-box>
        </draw:frame>
        <draw:frame draw:style-name="gr6" draw:layer="layout" svg:width="19.251cm" svg:height="2.384cm" svg:x="5cm" svg:y="4.3cm">
          <draw:text-box>
            <text:p>Balise groups are always oriented in the track normal direction</text:p>
            <text:p>In one track there are both two linked systems: normal and reverse</text:p>
            <text:p>A BG can be used for normal and reverse linking </text:p>
          </draw:text-box>
        </draw:frame>
        <draw:line draw:style-name="gr8" draw:text-style-name="P8" draw:layer="layout" svg:x1="2.7cm" svg:y1="12.7cm" svg:x2="24.9cm" svg:y2="12.7cm">
          <text:p/>
        </draw:line>
        <draw:custom-shape draw:style-name="gr10" draw:text-style-name="P8" draw:layer="layout" svg:width="0.6cm" svg:height="0.6cm" draw:transform="rotate (-1.56346594393652) translate (4.031cm 12.3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draw:layer="layout" svg:width="0.6cm" svg:height="0.6cm" draw:transform="rotate (-1.56346594393652) translate (9.631cm 12.3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draw:layer="layout" svg:width="0.6cm" svg:height="0.6cm" draw:transform="rotate (-1.56346594393652) translate (22.431cm 12.3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draw:layer="layout" svg:width="0.6cm" svg:height="0.6cm" draw:transform="rotate (-1.56346594393652) translate (14.131cm 12.3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8" draw:layer="layout" svg:x1="4.2cm" svg:y1="12cm" svg:x2="4.2cm" svg:y2="12.7cm">
          <text:p/>
        </draw:line>
        <draw:custom-shape draw:style-name="gr26" draw:text-style-name="P8" draw:layer="layout" svg:width="0.6cm" svg:height="0.6cm" svg:x="3.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9.8cm" svg:y1="12cm" svg:x2="9.8cm" svg:y2="12.7cm">
          <text:p/>
        </draw:line>
        <draw:custom-shape draw:style-name="gr26" draw:text-style-name="P8" draw:layer="layout" svg:width="0.6cm" svg:height="0.6cm" svg:x="9.5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4.4cm" svg:y1="12cm" svg:x2="14.4cm" svg:y2="12.7cm">
          <text:p/>
        </draw:line>
        <draw:custom-shape draw:style-name="gr26" draw:text-style-name="P8" draw:layer="layout" svg:width="0.6cm" svg:height="0.6cm" svg:x="14.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22.5cm" svg:y1="12cm" svg:x2="22.5cm" svg:y2="12.7cm">
          <text:p/>
        </draw:line>
        <draw:custom-shape draw:style-name="gr26" draw:text-style-name="P8" draw:layer="layout" svg:width="0.6cm" svg:height="0.6cm" svg:x="22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3.4cm" svg:y1="10.1cm" svg:x2="3.4cm" svg:y2="12.7cm">
          <text:p/>
        </draw:line>
        <draw:line draw:style-name="gr12" draw:text-style-name="P8" draw:layer="layout" svg:x1="9cm" svg:y1="10.1cm" svg:x2="9cm" svg:y2="12.7cm">
          <text:p/>
        </draw:line>
        <draw:line draw:style-name="gr12" draw:text-style-name="P8" draw:layer="layout" svg:x1="13.5cm" svg:y1="10.1cm" svg:x2="13.5cm" svg:y2="12.7cm">
          <text:p/>
        </draw:line>
        <draw:line draw:style-name="gr12" draw:text-style-name="P8" draw:layer="layout" svg:x1="21.8cm" svg:y1="10.1cm" svg:x2="21.8cm" svg:y2="12.7cm">
          <text:p/>
        </draw:line>
        <draw:frame draw:style-name="gr6" draw:layer="layout" svg:width="2.542cm" svg:height="1.673cm" svg:x="3.658cm" svg:y="8.827cm">
          <draw:text-box>
            <text:p>Normal</text:p>
            <text:p>linking</text:p>
          </draw:text-box>
        </draw:frame>
        <draw:line draw:style-name="gr7" draw:text-style-name="P8" draw:layer="layout" svg:x1="3.4cm" svg:y1="10.7cm" svg:x2="9cm" svg:y2="10.7cm">
          <text:p/>
        </draw:line>
        <draw:line draw:style-name="gr7" draw:text-style-name="P8" draw:layer="layout" svg:x1="9cm" svg:y1="10.7cm" svg:x2="13.5cm" svg:y2="10.7cm">
          <text:p/>
        </draw:line>
        <draw:line draw:style-name="gr7" draw:text-style-name="P8" draw:layer="layout" svg:x1="13.5cm" svg:y1="10.7cm" svg:x2="21.8cm" svg:y2="10.7cm">
          <text:p/>
        </draw:line>
        <draw:custom-shape draw:style-name="gr10" draw:text-style-name="P8" draw:layer="layout" svg:width="0.6cm" svg:height="0.6cm" draw:transform="rotate (-1.56346594393652) translate (8.031cm 12.3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draw:layer="layout" svg:width="0.6cm" svg:height="0.6cm" draw:transform="rotate (-1.56346594393652) translate (19.531cm 12.3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8" draw:layer="layout" svg:x1="7.431cm" svg:y1="12.7cm" svg:x2="7.431cm" svg:y2="15.3cm">
          <text:p/>
        </draw:line>
        <draw:line draw:style-name="gr12" draw:text-style-name="P8" draw:layer="layout" svg:x1="13.531cm" svg:y1="12.7cm" svg:x2="13.531cm" svg:y2="15.3cm">
          <text:p/>
        </draw:line>
        <draw:line draw:style-name="gr12" draw:text-style-name="P8" draw:layer="layout" svg:x1="18.931cm" svg:y1="12.7cm" svg:x2="18.931cm" svg:y2="15.3cm">
          <text:p/>
        </draw:line>
        <draw:line draw:style-name="gr12" draw:text-style-name="P8" draw:layer="layout" svg:x1="21.8cm" svg:y1="10.7cm" svg:x2="25cm" svg:y2="10.7cm">
          <text:p/>
        </draw:line>
        <draw:line draw:style-name="gr7" draw:text-style-name="P8" draw:layer="layout" svg:x1="2.6cm" svg:y1="10.7cm" svg:x2="3.4cm" svg:y2="10.7cm">
          <text:p/>
        </draw:line>
        <draw:line draw:style-name="gr12" draw:text-style-name="P8" draw:layer="layout" svg:x1="18.6cm" svg:y1="12cm" svg:x2="18.6cm" svg:y2="12.7cm">
          <text:p/>
        </draw:line>
        <draw:custom-shape draw:style-name="gr27" draw:text-style-name="P8" draw:layer="layout" svg:width="0.6cm" svg:height="0.6cm" svg:x="18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7.1cm" svg:y1="12cm" svg:x2="7.1cm" svg:y2="12.7cm">
          <text:p/>
        </draw:line>
        <draw:custom-shape draw:style-name="gr27" draw:text-style-name="P8" draw:layer="layout" svg:width="0.6cm" svg:height="0.6cm" svg:x="6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25cm" svg:y1="14.5cm" svg:x2="18.931cm" svg:y2="14.5cm">
          <text:p/>
        </draw:line>
        <draw:line draw:style-name="gr7" draw:text-style-name="P8" draw:layer="layout" svg:x1="18.931cm" svg:y1="14.5cm" svg:x2="13.531cm" svg:y2="14.5cm">
          <text:p/>
        </draw:line>
        <draw:line draw:style-name="gr7" draw:text-style-name="P8" draw:layer="layout" svg:x1="13.531cm" svg:y1="14.5cm" svg:x2="7.431cm" svg:y2="14.5cm">
          <text:p/>
        </draw:line>
        <draw:line draw:style-name="gr12" draw:text-style-name="P8" draw:layer="layout" svg:x1="7.431cm" svg:y1="14.5cm" svg:x2="2.8cm" svg:y2="14.5cm">
          <text:p/>
        </draw:line>
        <draw:frame draw:style-name="gr6" draw:layer="layout" svg:width="2.86cm" svg:height="1.673cm" svg:x="3.8cm" svg:y="14.7cm">
          <draw:text-box>
            <text:p>Reverse</text:p>
            <text:p>linking</text:p>
          </draw:text-box>
        </draw:frame>
        <draw:line draw:style-name="gr28" draw:text-style-name="P8" draw:layer="layout" svg:x1="7.6cm" svg:y1="9cm" svg:x2="18.6cm" svg:y2="9cm">
          <text:p/>
        </draw:line>
        <draw:frame draw:style-name="gr6" draw:layer="layout" svg:width="5.197cm" svg:height="0.962cm" svg:x="10.7cm" svg:y="9.2cm">
          <draw:text-box>
            <text:p>Track orientation</text:p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re_20_et_20_contenu" xml:id="id12" draw:id="id12">
        <draw:frame draw:name="Titre 3" presentation:style-name="pr4" draw:text-style-name="P5" draw:layer="layout" svg:width="17.29cm" svg:height="1.6cm" svg:x="2.209cm" svg:y="0.322cm" presentation:class="title" presentation:user-transformed="true">
          <draw:text-box>
            <text:p><text:span text:style-name="T2">BALISE GROUP ORIENTATION</text:span></text:p>
          </draw:text-box>
        </draw:frame>
        <draw:line draw:style-name="gr8" draw:text-style-name="P8" draw:layer="layout" svg:x1="2.501cm" svg:y1="8.101cm" svg:x2="24.701cm" svg:y2="8.101cm">
          <text:p/>
        </draw:line>
        <draw:custom-shape draw:style-name="gr10" draw:text-style-name="P8" draw:layer="layout" svg:width="0.6cm" svg:height="0.6cm" draw:transform="rotate (-1.56346594393652) translate (13.197cm 7.80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draw:layer="layout" svg:width="0.6cm" svg:height="0.6cm" draw:transform="rotate (-1.56346594393652) translate (21.497cm 7.80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8" draw:layer="layout" svg:x1="2.501cm" svg:y1="6.201cm" svg:x2="24.701cm" svg:y2="6.201cm">
          <text:p/>
        </draw:line>
        <draw:custom-shape draw:style-name="gr10" draw:text-style-name="P8" draw:layer="layout" svg:width="0.6cm" svg:height="0.6cm" draw:transform="rotate (-1.56346594393652) translate (4.532cm 5.8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draw:layer="layout" svg:width="0.6cm" svg:height="0.6cm" draw:transform="rotate (-1.56346594393652) translate (13.432cm 5.8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draw:layer="layout" svg:width="0.6cm" svg:height="0.6cm" draw:transform="rotate (-1.56346594393652) translate (21.532cm 5.8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draw:layer="layout" svg:width="0.6cm" svg:height="0.6cm" draw:transform="rotate (-1.56346594393652) translate (4.397cm 7.80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8" draw:layer="layout" svg:x1="14.601cm" svg:y1="8.101cm" svg:x2="18.001cm" svg:y2="6.201cm">
          <text:p/>
        </draw:line>
        <draw:line draw:style-name="gr8" draw:text-style-name="P8" draw:layer="layout" svg:x1="10.601cm" svg:y1="8.101cm" svg:x2="7.401cm" svg:y2="6.201cm">
          <text:p/>
        </draw:line>
        <draw:custom-shape draw:style-name="gr10" draw:text-style-name="P8" draw:layer="layout" svg:width="0.6cm" svg:height="0.6cm" draw:transform="rotate (-2.14361338729944) translate (9.448cm 7.1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draw:layer="layout" svg:width="0.6cm" svg:height="0.6cm" draw:transform="rotate (0.815941425307349) translate (15.708cm 7.211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8" draw:layer="layout" svg:x1="7.401cm" svg:y1="5.301cm" svg:x2="18.401cm" svg:y2="5.301cm">
          <text:p/>
        </draw:line>
        <draw:line draw:style-name="gr28" draw:text-style-name="P8" draw:layer="layout" svg:x1="18.401cm" svg:y1="9.101cm" svg:x2="7.401cm" svg:y2="9.101cm">
          <text:p/>
        </draw:line>
        <draw:frame draw:style-name="gr6" draw:layer="layout" svg:width="2.593cm" svg:height="0.962cm" svg:x="11.201cm" svg:y="4.301cm">
          <draw:text-box>
            <text:p>Track 1</text:p>
          </draw:text-box>
        </draw:frame>
        <draw:frame draw:style-name="gr6" draw:layer="layout" svg:width="2.593cm" svg:height="0.962cm" svg:x="11.202cm" svg:y="9.201cm">
          <draw:text-box>
            <text:p>Track 2</text:p>
          </draw:text-box>
        </draw:frame>
        <draw:frame draw:style-name="gr6" draw:layer="layout" svg:width="22.194cm" svg:height="4.517cm" svg:x="2.8cm" svg:y="11.8cm">
          <draw:text-box>
            <text:p>In front of a point, the system needs a switchable balise to give the </text:p>
            <text:p>appropriate linking, according to the switch point position</text:p>
            <text:p/>
            <text:p>N.B. It is also possible to put the two linkings in a non switchable balise: </text:p>
            <text:p>the train opens an acquisition window for each linking but only one is present </text:p>
            <text:p>and can be read</text:p>
          </draw:text-box>
        </draw:frame>
        <anim:par presentation:node-type="timing-root">
          <anim:par smil:begin="id1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re_20_et_20_contenu" xml:id="id13" draw:id="id13">
        <draw:frame draw:name="Titre 3" presentation:style-name="pr4" draw:text-style-name="P5" draw:layer="layout" svg:width="17.29cm" svg:height="1.6cm" svg:x="2.209cm" svg:y="0.322cm" presentation:class="title" presentation:user-transformed="true">
          <draw:text-box>
            <text:p><text:span text:style-name="T2">LINKED BALISE GROUP</text:span></text:p>
          </draw:text-box>
        </draw:frame>
        <draw:frame draw:style-name="gr6" draw:layer="layout" svg:width="21.656cm" svg:height="5.939cm" svg:x="3.203cm" svg:y="3.366cm">
          <draw:text-box>
            <text:p>Only linked BG are used as LRBG</text:p>
            <text:p>A linked balise group is announced by the previous linked BG, in a packet 5</text:p>
            <text:p>The transmitted linked BG table contains information for the next 4 or 5 BG:</text:p>
            <text:p>- D_LINK: distance between linked BG (balise n°1)</text:p>
            <text:p>- NID_BG: BG Number</text:p>
            <text:p>- Q_LINKORIENTATION: BG orientation (seen from the current LRBG)</text:p>
            <text:p>- Q_LINKREACTION: what shall the train do if it does not find the BG</text:p>
            <text:p>- Q_LOCACC: accuracy of the balise location</text:p>
          </draw:text-box>
        </draw:frame>
        <draw:custom-shape draw:style-name="gr3" draw:text-style-name="P8" draw:layer="layout" svg:width="0.6cm" svg:height="0.6cm" svg:x="5.7cm" svg:y="12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0.6cm" svg:height="0.6cm" svg:x="8.1cm" svg:y="12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0.6cm" svg:height="0.6cm" svg:x="7.3cm" svg:y="12.60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0.6cm" svg:height="0.6cm" svg:x="6.5cm" svg:y="12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8" draw:layer="layout" svg:x1="1.9cm" svg:y1="12.601cm" svg:x2="25.3cm" svg:y2="12.601cm">
          <text:p/>
        </draw:line>
        <draw:frame draw:style-name="gr6" draw:layer="layout" svg:width="2.974cm" svg:height="0.962cm" svg:x="5.695cm" svg:y="11.701cm">
          <draw:text-box draw:corner-radius="0.2cm">
            <text:p>1 <text:s/>2 <text:s/>3 <text:s/>4</text:p>
          </draw:text-box>
        </draw:frame>
        <draw:custom-shape draw:style-name="gr3" draw:text-style-name="P8" draw:layer="layout" svg:width="0.6cm" svg:height="0.6cm" svg:x="13.5cm" svg:y="12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0.6cm" svg:height="0.6cm" svg:x="15.9cm" svg:y="12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0.6cm" svg:height="0.6cm" svg:x="15.1cm" svg:y="12.60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0.6cm" svg:height="0.6cm" svg:x="14.3cm" svg:y="12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layer="layout" svg:width="2.974cm" svg:height="0.962cm" svg:x="13.5cm" svg:y="11.701cm">
          <draw:text-box draw:corner-radius="0.2cm">
            <text:p>4 <text:s/>3 <text:s/>2 <text:s/>1</text:p>
          </draw:text-box>
        </draw:frame>
        <draw:custom-shape draw:style-name="gr3" draw:text-style-name="P8" draw:layer="layout" svg:width="0.6cm" svg:height="0.6cm" svg:x="21.705cm" svg:y="12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0.6cm" svg:height="0.6cm" svg:x="22.505cm" svg:y="12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layer="layout" svg:width="1.56cm" svg:height="0.962cm" svg:x="21.7cm" svg:y="11.601cm">
          <draw:text-box draw:corner-radius="0.2cm">
            <text:p>1 <text:s/>2</text:p>
          </draw:text-box>
        </draw:frame>
        <draw:line draw:style-name="gr12" draw:text-style-name="P8" draw:layer="layout" svg:x1="6cm" svg:y1="12.601cm" svg:x2="6cm" svg:y2="15.801cm">
          <text:p/>
        </draw:line>
        <draw:line draw:style-name="gr12" draw:text-style-name="P8" draw:layer="layout" svg:x1="16.2cm" svg:y1="12.601cm" svg:x2="16.2cm" svg:y2="15.801cm">
          <text:p/>
        </draw:line>
        <draw:line draw:style-name="gr12" draw:text-style-name="P8" draw:layer="layout" svg:x1="22cm" svg:y1="12.601cm" svg:x2="22cm" svg:y2="15.801cm">
          <text:p/>
        </draw:line>
        <draw:frame draw:style-name="gr18" draw:layer="layout" svg:width="2.581cm" svg:height="0.962cm" svg:x="5.919cm" svg:y="10.801cm">
          <draw:text-box>
            <text:p>LRBG0</text:p>
          </draw:text-box>
        </draw:frame>
        <draw:frame draw:style-name="gr18" draw:layer="layout" svg:width="2.581cm" svg:height="0.962cm" svg:x="21.119cm" svg:y="10.739cm">
          <draw:text-box>
            <text:p>LRBG2</text:p>
          </draw:text-box>
        </draw:frame>
        <draw:frame draw:style-name="gr18" draw:layer="layout" svg:width="2.581cm" svg:height="0.962cm" svg:x="13.7cm" svg:y="10.901cm">
          <draw:text-box>
            <text:p>LRBG1</text:p>
          </draw:text-box>
        </draw:frame>
        <draw:line draw:style-name="gr7" draw:text-style-name="P8" draw:layer="layout" svg:x1="6cm" svg:y1="14.901cm" svg:x2="16.2cm" svg:y2="14.901cm">
          <text:p/>
        </draw:line>
        <draw:line draw:style-name="gr7" draw:text-style-name="P8" draw:layer="layout" svg:x1="16.2cm" svg:y1="14.901cm" svg:x2="22cm" svg:y2="14.901cm">
          <text:p/>
        </draw:line>
        <draw:frame draw:style-name="gr18" draw:text-style-name="P8" draw:layer="layout" svg:width="3.072cm" svg:height="0.962cm" svg:x="17.5cm" svg:y="14.139cm">
          <draw:text-box>
            <text:p text:style-name="P8">D_LINK2</text:p>
          </draw:text-box>
        </draw:frame>
        <draw:frame draw:style-name="gr18" draw:text-style-name="P8" draw:layer="layout" svg:width="3.072cm" svg:height="0.962cm" svg:x="9.8cm" svg:y="14.139cm">
          <draw:text-box>
            <text:p text:style-name="P8">D_LINK1</text:p>
          </draw:text-box>
        </draw:frame>
        <draw:frame draw:style-name="gr6" draw:layer="layout" svg:width="2.542cm" svg:height="0.962cm" svg:x="6.1cm" svg:y="16.501cm">
          <draw:text-box>
            <text:p>Normal</text:p>
          </draw:text-box>
        </draw:frame>
        <draw:frame draw:style-name="gr6" draw:layer="layout" svg:width="2.86cm" svg:height="0.962cm" svg:x="13.758cm" svg:y="16.501cm">
          <draw:text-box>
            <text:p>Reverse</text:p>
          </draw:text-box>
        </draw:frame>
        <draw:frame draw:style-name="gr6" draw:layer="layout" svg:width="2.542cm" svg:height="0.962cm" svg:x="21.158cm" svg:y="16.339cm">
          <draw:text-box>
            <text:p>Normal</text:p>
          </draw:text-box>
        </draw:frame>
        <draw:custom-shape draw:style-name="gr3" draw:text-style-name="P8" draw:layer="layout" svg:width="2.4cm" svg:height="1cm" svg:x="2.9cm" svg:y="11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4cm" svg:height="0.4cm" svg:x="3.2cm" svg:y="12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4.7cm" svg:y="12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4cm" svg:height="0.6cm" svg:x="4.9cm" svg:y="11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8cm" svg:height="0.4cm" svg:x="3.7cm" svg:y="11.6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8" draw:layer="layout" svg:x1="4.3cm" svg:y1="12.301cm" svg:x2="4.5cm" svg:y2="12.601cm">
          <text:p/>
        </draw:line>
        <draw:frame draw:style-name="gr18" draw:layer="layout" svg:width="7cm" svg:height="0.962cm" svg:x="11.8cm" svg:y="17.238cm">
          <draw:text-box>
            <text:p>Q_LINKORIENTATION</text:p>
          </draw:text-box>
        </draw:frame>
        <anim:par presentation:node-type="timing-root">
          <anim:par smil:begin="id1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re_20_et_20_contenu" xml:id="id14" draw:id="id14">
        <draw:frame draw:name="Titre 3" presentation:style-name="pr4" draw:text-style-name="P5" draw:layer="layout" svg:width="17.29cm" svg:height="1.6cm" svg:x="2.209cm" svg:y="0.322cm" presentation:class="title" presentation:user-transformed="true">
          <draw:text-box>
            <text:p><text:span text:style-name="T2">REPOSITIONING (1/2)</text:span></text:p>
          </draw:text-box>
        </draw:frame>
        <draw:frame draw:style-name="gr6" draw:layer="layout" svg:width="22.249cm" svg:height="3.095cm" svg:x="2.5cm" svg:y="3.1cm">
          <draw:text-box>
            <text:p>If the system needs a good location accuracy (to enter a new domain for </text:p>
            <text:p>example), it is possible to command a repositioning with a « normal » BG</text:p>
            <text:p>A packet 16 gives the L_SECTION, e.g. the distance between the next linked </text:p>
            <text:p>BG and the current BG</text:p>
          </draw:text-box>
        </draw:frame>
        <draw:line draw:style-name="gr8" draw:text-style-name="P8" draw:layer="layout" svg:x1="2.6cm" svg:y1="8cm" svg:x2="25cm" svg:y2="8cm">
          <text:p/>
        </draw:line>
        <draw:line draw:style-name="gr12" draw:text-style-name="P8" draw:layer="layout" svg:x1="7.9cm" svg:y1="8cm" svg:x2="7.9cm" svg:y2="9.7cm">
          <text:p/>
        </draw:line>
        <draw:line draw:style-name="gr12" draw:text-style-name="P8" draw:layer="layout" svg:x1="18.1cm" svg:y1="8cm" svg:x2="18.1cm" svg:y2="9.1cm">
          <text:p/>
        </draw:line>
        <draw:line draw:style-name="gr12" draw:text-style-name="P8" draw:layer="layout" svg:x1="23.9cm" svg:y1="8cm" svg:x2="23.9cm" svg:y2="9.7cm">
          <text:p/>
        </draw:line>
        <draw:frame draw:style-name="gr18" draw:layer="layout" svg:width="2.229cm" svg:height="0.962cm" svg:x="7.819cm" svg:y="6.2cm">
          <draw:text-box>
            <text:p>LRBG</text:p>
          </draw:text-box>
        </draw:frame>
        <draw:line draw:style-name="gr7" draw:text-style-name="P8" draw:layer="layout" svg:x1="7.9cm" svg:y1="9.4cm" svg:x2="23.9cm" svg:y2="9.4cm">
          <text:p/>
        </draw:line>
        <draw:line draw:style-name="gr7" draw:text-style-name="P8" draw:layer="layout" svg:x1="18.1cm" svg:y1="8.8cm" svg:x2="23.9cm" svg:y2="8.8cm">
          <text:p/>
        </draw:line>
        <draw:frame draw:style-name="gr18" draw:text-style-name="P8" draw:layer="layout" svg:width="4.028cm" svg:height="0.962cm" svg:x="19.4cm" svg:y="7.938cm">
          <draw:text-box>
            <text:p text:style-name="P8">L_SECTION</text:p>
          </draw:text-box>
        </draw:frame>
        <draw:frame draw:style-name="gr18" draw:text-style-name="P8" draw:layer="layout" svg:width="2.72cm" svg:height="0.962cm" svg:x="11.88cm" svg:y="8.438cm">
          <draw:text-box>
            <text:p text:style-name="P8">D_LINK</text:p>
          </draw:text-box>
        </draw:frame>
        <draw:custom-shape draw:style-name="gr3" draw:text-style-name="P8" draw:layer="layout" svg:width="2.4cm" svg:height="1cm" svg:x="15.7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4cm" svg:height="0.4cm" svg:x="16cm" svg:y="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17.5cm" svg:y="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4cm" svg:height="0.6cm" svg:x="17.7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8cm" svg:height="0.4cm" svg:x="16.5cm" svg:y="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8" draw:layer="layout" svg:x1="17.1cm" svg:y1="7.7cm" svg:x2="17.3cm" svg:y2="8cm">
          <text:p/>
        </draw:line>
        <draw:custom-shape draw:style-name="gr10" draw:text-style-name="P8" draw:layer="layout" svg:width="0.6cm" svg:height="0.6cm" draw:transform="rotate (-1.56346594393652) translate (8.5cm 7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8" draw:layer="layout" svg:x1="2.6cm" svg:y1="12.3cm" svg:x2="25.2cm" svg:y2="12.4cm">
          <text:p/>
        </draw:line>
        <draw:custom-shape draw:style-name="gr10" draw:text-style-name="P8" draw:layer="layout" svg:width="0.6cm" svg:height="0.6cm" draw:transform="rotate (-1.56346594393652) translate (24.7cm 12.1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draw:layer="layout" svg:width="0.6cm" svg:height="0.6cm" draw:transform="rotate (-1.56346594393652) translate (24.5cm 7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layer="layout" svg:width="2.229cm" svg:height="0.962cm" svg:x="23.02cm" svg:y="6.2cm">
          <draw:text-box>
            <text:p>LRBG</text:p>
          </draw:text-box>
        </draw:frame>
        <draw:custom-shape draw:style-name="gr10" draw:text-style-name="P8" draw:layer="layout" svg:width="0.6cm" svg:height="0.6cm" draw:transform="rotate (-1.56346594393652) translate (8.5cm 11.9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2.4cm" svg:height="1cm" svg:x="20.1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4cm" svg:height="0.4cm" svg:x="20.4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0.4cm" svg:height="0.4cm" svg:x="21.9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4cm" svg:height="0.6cm" svg:x="22.1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8cm" svg:height="0.4cm" svg:x="20.9cm" svg:y="11.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8" draw:layer="layout" svg:x1="7.9cm" svg:y1="10.4cm" svg:x2="7.9cm" svg:y2="12.6cm">
          <text:p/>
        </draw:line>
        <draw:line draw:style-name="gr12" draw:text-style-name="P8" draw:layer="layout" svg:x1="22.5cm" svg:y1="10.2cm" svg:x2="22.5cm" svg:y2="15.7cm">
          <text:p/>
        </draw:line>
        <draw:line draw:style-name="gr7" draw:text-style-name="P8" draw:layer="layout" svg:x1="7.9cm" svg:y1="10.7cm" svg:x2="22.5cm" svg:y2="10.7cm">
          <text:p/>
        </draw:line>
        <draw:line draw:style-name="gr12" draw:text-style-name="P8" draw:layer="layout" svg:x1="21.5cm" svg:y1="12cm" svg:x2="21.7cm" svg:y2="12.3cm">
          <text:p/>
        </draw:line>
        <draw:frame draw:style-name="gr18" draw:layer="layout" svg:width="2.229cm" svg:height="0.962cm" svg:x="7.771cm" svg:y="11.3cm">
          <draw:text-box>
            <text:p>LRBG</text:p>
          </draw:text-box>
        </draw:frame>
        <draw:frame draw:style-name="gr6" draw:text-style-name="P10" draw:layer="layout" svg:width="3.931cm" svg:height="0.962cm" svg:x="10.3cm" svg:y="9.8cm">
          <draw:text-box>
            <text:p><text:span text:style-name="T4">d-FrontEnd</text:span></text:p>
          </draw:text-box>
        </draw:frame>
        <draw:frame draw:style-name="gr18" draw:layer="layout" svg:width="0.853cm" svg:height="0.962cm" svg:x="22.5cm" svg:y="11.338cm">
          <draw:text-box>
            <text:p>n</text:p>
          </draw:text-box>
        </draw:frame>
        <draw:line draw:style-name="gr12" draw:text-style-name="P8" draw:layer="layout" svg:x1="3.3cm" svg:y1="12.3cm" svg:x2="3.3cm" svg:y2="16cm">
          <text:p/>
        </draw:line>
        <draw:line draw:style-name="gr12" draw:text-style-name="P8" draw:layer="layout" svg:x1="7.9cm" svg:y1="12.4cm" svg:x2="7.9cm" svg:y2="13.9cm">
          <text:p/>
        </draw:line>
        <draw:line draw:style-name="gr7" draw:text-style-name="P8" draw:layer="layout" svg:x1="3.3cm" svg:y1="14.8cm" svg:x2="18.1cm" svg:y2="14.8cm">
          <text:p/>
        </draw:line>
        <draw:frame draw:style-name="gr6" draw:layer="layout" svg:width="6.776cm" svg:height="0.962cm" svg:x="5.424cm" svg:y="13.9cm">
          <draw:text-box>
            <text:p>BG odometry distance</text:p>
          </draw:text-box>
        </draw:frame>
        <draw:line draw:style-name="gr7" draw:text-style-name="P8" draw:layer="layout" svg:x1="3.3cm" svg:y1="15.8cm" svg:x2="21.7cm" svg:y2="15.8cm">
          <text:p/>
        </draw:line>
        <draw:frame draw:style-name="gr6" draw:layer="layout" svg:width="6.209cm" svg:height="0.962cm" svg:x="8.691cm" svg:y="15.038cm">
          <draw:text-box>
            <text:p>n odometry distance</text:p>
          </draw:text-box>
        </draw:frame>
        <draw:line draw:style-name="gr12" draw:text-style-name="P8" draw:layer="layout" svg:x1="21.654cm" svg:y1="13.338cm" svg:x2="22.454cm" svg:y2="13.338cm">
          <text:p/>
        </draw:line>
        <draw:line draw:style-name="gr7" draw:text-style-name="P8" draw:layer="layout" svg:x1="24.054cm" svg:y1="13.338cm" svg:x2="22.454cm" svg:y2="13.338cm">
          <text:p/>
        </draw:line>
        <draw:line draw:style-name="gr7" draw:text-style-name="P8" draw:layer="layout" svg:x1="20.954cm" svg:y1="13.338cm" svg:x2="21.754cm" svg:y2="13.338cm">
          <text:p/>
        </draw:line>
        <draw:frame draw:style-name="gr6" draw:layer="layout" svg:width="1.946cm" svg:height="0.962cm" svg:x="22.854cm" svg:y="12.538cm">
          <draw:text-box>
            <text:p>d-ant</text:p>
          </draw:text-box>
        </draw:frame>
        <draw:custom-shape draw:style-name="gr29" draw:text-style-name="P8" draw:layer="layout" svg:width="0.6cm" svg:height="0.6cm" draw:transform="rotate (-1.56346594393652) translate (18.7cm 7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8" draw:layer="layout" svg:width="0.6cm" svg:height="0.6cm" draw:transform="rotate (-1.56346594393652) translate (18.7cm 12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layer="layout" svg:width="2.229cm" svg:height="0.962cm" svg:x="23.421cm" svg:y="11.2cm">
          <draw:text-box>
            <text:p>LRBG</text:p>
          </draw:text-box>
        </draw:frame>
        <draw:frame draw:style-name="gr18" draw:layer="layout" svg:width="1.421cm" svg:height="0.962cm" svg:x="17.7cm" svg:y="11.2cm">
          <draw:text-box>
            <text:p>BG</text:p>
          </draw:text-box>
        </draw:frame>
        <draw:line draw:style-name="gr12" draw:text-style-name="P8" draw:layer="layout" svg:x1="21.6cm" svg:y1="12.3cm" svg:x2="21.6cm" svg:y2="16cm">
          <text:p/>
        </draw:line>
        <draw:line draw:style-name="gr12" draw:text-style-name="P8" draw:layer="layout" svg:x1="7.9cm" svg:y1="13.4cm" svg:x2="18.1cm" svg:y2="13.4cm">
          <text:p/>
        </draw:line>
        <draw:frame draw:style-name="gr18" draw:text-style-name="P8" draw:layer="layout" svg:width="6.814cm" svg:height="0.962cm" svg:x="10.28cm" svg:y="12.538cm">
          <draw:text-box>
            <text:p text:style-name="P8">D_LINK - L_SECTION</text:p>
          </draw:text-box>
        </draw:frame>
        <draw:frame draw:style-name="gr6" draw:layer="layout" svg:width="17.266cm" svg:height="1.673cm" svg:x="3.2cm" svg:y="16.8cm">
          <draw:text-box>
            <text:p>d-FrontEnd = n odometry distance – BG odometry distance </text:p>
            <text:p><text:s text:c="22"/>+ d-ant + (D_LINK - L_SECTION)</text:p>
          </draw:text-box>
        </draw:frame>
        <draw:frame draw:style-name="gr6" draw:layer="layout" svg:width="0.853cm" svg:height="0.962cm" svg:x="2.4cm" svg:y="11.3cm">
          <draw:text-box>
            <text:p>0</text:p>
          </draw:text-box>
        </draw:frame>
        <draw:line draw:style-name="gr12" draw:text-style-name="P8" draw:layer="layout" svg:x1="18.1cm" svg:y1="12.4cm" svg:x2="18.1cm" svg:y2="15.1cm">
          <text:p/>
        </draw:line>
        <anim:par presentation:node-type="timing-root">
          <anim:par smil:begin="id1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re_20_et_20_contenu" xml:id="id15" draw:id="id15">
        <draw:frame draw:name="Titre 3" presentation:style-name="pr4" draw:text-style-name="P5" draw:layer="layout" svg:width="17.29cm" svg:height="1.6cm" svg:x="2.209cm" svg:y="0.322cm" presentation:class="title" presentation:user-transformed="true">
          <draw:text-box>
            <text:p><text:span text:style-name="T2">REPOSITIONING (2/2)</text:span></text:p>
          </draw:text-box>
        </draw:frame>
        <draw:line draw:style-name="gr8" draw:text-style-name="P8" draw:layer="layout" svg:x1="2.4cm" svg:y1="9.3cm" svg:x2="21.1cm" svg:y2="9.4cm">
          <text:p/>
        </draw:line>
        <draw:custom-shape draw:style-name="gr10" draw:text-style-name="P8" draw:layer="layout" svg:width="0.6cm" svg:height="0.6cm" draw:transform="rotate (-1.56346594393652) translate (8.501cm 8.9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layer="layout" svg:width="2.758cm" svg:height="0.962cm" svg:x="7.772cm" svg:y="8.3cm">
          <draw:text-box>
            <text:p>LRBG 1</text:p>
          </draw:text-box>
        </draw:frame>
        <draw:frame draw:style-name="gr18" draw:layer="layout" svg:width="1.421cm" svg:height="0.962cm" svg:x="15.642cm" svg:y="8.4cm">
          <draw:text-box>
            <text:p>BG</text:p>
          </draw:text-box>
        </draw:frame>
        <draw:line draw:style-name="gr12" draw:text-style-name="P8" draw:layer="layout" svg:x1="3cm" svg:y1="8.9cm" svg:x2="3cm" svg:y2="12.3cm">
          <text:p/>
        </draw:line>
        <draw:line draw:style-name="gr12" draw:text-style-name="P8" draw:layer="layout" svg:x1="7.9cm" svg:y1="9cm" svg:x2="7.9cm" svg:y2="13.5cm">
          <text:p/>
        </draw:line>
        <draw:line draw:style-name="gr12" draw:text-style-name="P8" draw:layer="layout" svg:x1="15.8cm" svg:y1="9cm" svg:x2="15.8cm" svg:y2="13.3cm">
          <text:p/>
        </draw:line>
        <draw:line draw:style-name="gr8" draw:text-style-name="P8" draw:layer="layout" svg:x1="3cm" svg:y1="11.1cm" svg:x2="9.2cm" svg:y2="10.3cm">
          <text:p/>
        </draw:line>
        <draw:line draw:style-name="gr8" draw:text-style-name="P8" draw:layer="layout" svg:x1="3cm" svg:y1="11.1cm" svg:x2="9.2cm" svg:y2="11.9cm">
          <text:p/>
        </draw:line>
        <draw:line draw:style-name="gr13" draw:text-style-name="P8" draw:layer="layout" svg:x1="3cm" svg:y1="11.1cm" svg:x2="21.4cm" svg:y2="11.1cm">
          <text:p/>
        </draw:line>
        <draw:line draw:style-name="gr12" draw:text-style-name="P8" draw:layer="layout" svg:x1="7.9cm" svg:y1="11cm" svg:x2="17.4cm" svg:y2="9.9cm">
          <text:p/>
        </draw:line>
        <draw:line draw:style-name="gr12" draw:text-style-name="P8" draw:layer="layout" svg:x1="7.9cm" svg:y1="11.2cm" svg:x2="17.4cm" svg:y2="12.3cm">
          <text:p/>
        </draw:line>
        <draw:line draw:style-name="gr12" draw:text-style-name="P8" draw:layer="layout" svg:x1="15.771cm" svg:y1="11cm" svg:x2="21.4cm" svg:y2="10.3cm">
          <text:p/>
        </draw:line>
        <draw:line draw:style-name="gr12" draw:text-style-name="P8" draw:layer="layout" svg:x1="15.8cm" svg:y1="11.2cm" svg:x2="21.4cm" svg:y2="12cm">
          <text:p/>
        </draw:line>
        <draw:frame draw:style-name="gr6" draw:layer="layout" svg:width="0.853cm" svg:height="0.962cm" svg:x="3cm" svg:y="8.4cm">
          <draw:text-box>
            <text:p>0</text:p>
          </draw:text-box>
        </draw:frame>
        <draw:line draw:style-name="gr12" draw:text-style-name="P8" draw:layer="layout" svg:x1="7.9cm" svg:y1="11cm" svg:x2="23.4cm" svg:y2="11cm">
          <text:p/>
        </draw:line>
        <draw:line draw:style-name="gr12" draw:text-style-name="P8" draw:layer="layout" svg:x1="7.9cm" svg:y1="11.2cm" svg:x2="23.4cm" svg:y2="11.2cm">
          <text:p/>
        </draw:line>
        <draw:line draw:style-name="gr7" draw:text-style-name="P8" draw:layer="layout" svg:x1="22.6cm" svg:y1="9.8cm" svg:x2="22.6cm" svg:y2="11cm">
          <text:p/>
        </draw:line>
        <draw:line draw:style-name="gr7" draw:text-style-name="P8" draw:layer="layout" svg:x1="22.6cm" svg:y1="12cm" svg:x2="22.6cm" svg:y2="11.2cm">
          <text:p/>
        </draw:line>
        <draw:frame draw:style-name="gr6" draw:layer="layout" svg:width="2.322cm" svg:height="0.962cm" svg:x="22.8cm" svg:y="10.038cm">
          <draw:text-box>
            <text:p>+/- 1m</text:p>
          </draw:text-box>
        </draw:frame>
        <draw:line draw:style-name="gr12" draw:text-style-name="P8" draw:layer="layout" svg:x1="9.2cm" svg:y1="9.7cm" svg:x2="9.2cm" svg:y2="13.5cm">
          <text:p/>
        </draw:line>
        <draw:line draw:style-name="gr12" draw:text-style-name="P8" draw:layer="layout" svg:x1="17.4cm" svg:y1="9.8cm" svg:x2="17.4cm" svg:y2="13.3cm">
          <text:p/>
        </draw:line>
        <draw:line draw:style-name="gr14" draw:text-style-name="P8" draw:layer="layout" svg:x1="7.9cm" svg:y1="13.1cm" svg:x2="9.2cm" svg:y2="13.1cm">
          <text:p/>
        </draw:line>
        <draw:line draw:style-name="gr8" draw:text-style-name="P8" draw:layer="layout" svg:x1="9.2cm" svg:y1="10.9cm" svg:x2="17.4cm" svg:y2="9.9cm">
          <text:p/>
        </draw:line>
        <draw:line draw:style-name="gr8" draw:text-style-name="P8" draw:layer="layout" svg:x1="9.2cm" svg:y1="11.3cm" svg:x2="17.4cm" svg:y2="12.3cm">
          <text:p/>
        </draw:line>
        <draw:line draw:style-name="gr8" draw:text-style-name="P8" draw:layer="layout" svg:x1="17.4cm" svg:y1="10.8cm" svg:x2="21.4cm" svg:y2="10.4cm">
          <text:p/>
        </draw:line>
        <draw:line draw:style-name="gr8" draw:text-style-name="P8" draw:layer="layout" svg:x1="17.4cm" svg:y1="11.4cm" svg:x2="21.4cm" svg:y2="12cm">
          <text:p/>
        </draw:line>
        <draw:frame draw:style-name="gr6" draw:layer="layout" svg:width="2.013cm" svg:height="0.962cm" svg:x="7.6cm" svg:y="13.3cm">
          <draw:text-box>
            <text:p>delay</text:p>
          </draw:text-box>
        </draw:frame>
        <draw:custom-shape draw:style-name="gr29" draw:text-style-name="P8" draw:layer="layout" svg:width="0.6cm" svg:height="0.6cm" draw:transform="rotate (-1.56346594393652) translate (16.4cm 9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layer="layout" svg:width="19.56cm" svg:height="1.673cm" svg:x="3.2cm" svg:y="4.8cm">
          <draw:text-box>
            <text:p>Accuracy value can be reset at repositioning place in the same way </text:p>
            <text:p>a LRBG place</text:p>
          </draw:text-box>
        </draw:frame>
        <anim:par presentation:node-type="timing-root">
          <anim:par smil:begin="id1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Calibri2" svg:font-family="Calibri"/>
    <style:font-face style:name="Arial2" svg:font-family="Arial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Calibri3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3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4b6e" style:text-outline="false" style:text-line-through-style="none" style:font-name="Calibri2" fo:font-family="Calibri" fo:font-size="28pt" fo:letter-spacing="normal" fo:language="fr" fo:country="FR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8pt" style:language-asian="fr" style:country-asian="FR" style:font-style-asian="normal" style:font-weight-asian="bold" style:font-name-complex="Arial3" style:font-family-complex="Arial" style:font-size-complex="28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/>
      <style:text-properties fo:color="#000000" style:text-line-through-styl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name-complex="Arial3" style:font-family-complex="Arial" style:font-size-complex="24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/>
      <style:text-properties fo:color="#000000" style:text-line-through-styl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/>
      <style:text-properties fo:color="#000000" style:text-line-through-styl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size-complex="18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Arial1" fo:font-family="Arial" style:font-family-generic="swiss" style:font-pitch="variable" fo:font-size="12pt" fo:letter-spacing="normal" fo:language="fr" fo:country="F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fr" style:country-asian="FR" style:font-style-asian="normal" style:font-weight-asian="normal" style:font-name-complex="Arial1" style:font-family-complex="Arial" style:font-family-generic-complex="swiss" style:font-pitch-complex="variable" style:font-size-complex="1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4b6e" style:text-outline="false" style:text-line-through-style="none" style:font-name="Calibri2" fo:font-family="Calibri" fo:font-size="28pt" fo:letter-spacing="normal" fo:language="fr" fo:country="FR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8pt" style:language-asian="fr" style:country-asian="FR" style:font-style-asian="normal" style:font-weight-asian="bold" style:font-name-complex="Arial3" style:font-family-complex="Arial" style:font-size-complex="28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/>
      <style:text-properties fo:color="#000000" style:text-line-through-styl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name-complex="Arial3" style:font-family-complex="Arial" style:font-size-complex="24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/>
      <style:text-properties fo:color="#000000" style:text-line-through-styl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/>
      <style:text-properties fo:color="#000000" style:text-line-through-styl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size-complex="18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Arial1" fo:font-family="Arial" style:font-family-generic="swiss" style:font-pitch="variable" fo:font-size="12pt" fo:letter-spacing="normal" fo:language="fr" fo:country="F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fr" style:country-asian="FR" style:font-style-asian="normal" style:font-weight-asian="normal" style:font-name-complex="Arial1" style:font-family-complex="Arial" style:font-family-generic-complex="swiss" style:font-pitch-complex="variable" style:font-size-complex="1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777777" draw:textarea-vertical-align="middle" draw:auto-grow-height="false" draw:fit-to-size="false" fo:padding-top="0.106cm" fo:padding-bottom="0.106cm" fo:padding-left="0.212cm" fo:padding-right="0.212cm" fo:wrap-option="no-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fo:padding-top="0.106cm" fo:padding-bottom="0.106cm" fo:padding-left="0.212cm" fo:padding-right="0.212cm" fo:wrap-option="no-wrap"/>
    </style:style>
    <style:style style:name="Mgr5" style:family="graphic" style:parent-style-name="standard">
      <style:graphic-properties draw:stroke="solid" svg:stroke-width="0.212cm" svg:stroke-color="#79b2f7" draw:stroke-linejoin="round" draw:fill="none" draw:textarea-horizontal-align="center" draw:textarea-vertical-align="top" draw:auto-grow-height="false" draw:fit-to-size="false" fo:padding-top="0.106cm" fo:padding-bottom="0.106cm" fo:padding-left="0.212cm" fo:padding-right="0.212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top" draw:auto-grow-height="false" draw:fit-to-size="false" fo:min-height="3.181cm" fo:padding-top="0.106cm" fo:padding-bottom="0.106cm" fo:padding-left="0.212cm" fo:padding-right="0.212cm" fo:wrap-option="wrap"/>
    </style:style>
    <style:style style:name="Mpr2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re_20_et_20_contenu-title">
      <style:graphic-properties draw:stroke="none" svg:stroke-width="0cm" draw:fill="none" draw:textarea-vertical-align="top" draw:auto-grow-height="false" draw:fit-to-size="false" fo:min-height="3.181cm" fo:padding-top="0.106cm" fo:padding-bottom="0.106cm" fo:padding-left="0.212cm" fo:padding-right="0.212cm" fo:wrap-option="wrap"/>
    </style:style>
    <style:style style:name="Mpr5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8cm" fo:padding-top="0.106cm" fo:padding-bottom="0.106cm" fo:padding-left="0.212cm" fo:padding-right="0.212cm" fo:wrap-option="wrap"/>
    </style:style>
    <style:style style:name="Mpr6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simple"/>
    </style:style>
    <style:style style:name="MP6" style:family="paragraph">
      <style:paragraph-properties fo:margin-top="0cm" fo:margin-bottom="0cm" fo:line-height="100%" fo:text-align="start" style:punctuation-wrap="hanging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494cm" fo:margin-bottom="0cm" fo:line-height="100%" fo:text-align="start" fo:text-indent="0cm" style:punctuation-wrap="hanging"/>
    </style:style>
    <style:style style:name="MP9" style:family="paragraph">
      <style:paragraph-properties fo:margin-left="0cm" fo:margin-right="0cm" fo:margin-top="0.423cm" fo:margin-bottom="0cm" fo:line-height="100%" fo:text-align="start" fo:text-indent="0cm" style:punctuation-wrap="hanging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79dbf" style:text-line-through-style="none" style:font-name="Calibri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MT3" style:family="text">
      <style:text-properties fo:color="#004b6e" style:text-line-through-style="none" style:font-name="Calibri2" fo:font-size="32pt" fo:letter-spacing="normal" fo:font-style="normal" style:text-underline-style="none" fo:font-weight="bold" style:font-size-asian="32pt" style:font-style-asian="normal" style:font-weight-asian="bold" style:font-name-complex="Arial3" style:font-size-complex="32pt" style:font-style-complex="normal" style:font-weight-complex="bold"/>
    </style:style>
    <style:style style:name="MT4" style:family="text">
      <style:text-properties fo:color="#004b6e" style:text-line-through-style="none" style:font-name="Calibri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MT5" style:family="text">
      <style:text-properties fo:color="#000000" style:text-line-through-style="none" style:font-name="Calibri2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MT6" style:family="text">
      <style:text-properties fo:color="#000000" style:text-line-through-style="none" style:font-name="Calibri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2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MT8" style:family="text">
      <style:text-properties fo:color="#000000" style:text-line-through-style="none" style:font-name="Calibri2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">
        <style:list-level-properties text:space-before="0.001cm" text:min-label-width="0.991cm"/>
        <style:text-properties fo:font-family="Wingdings" style:font-pitch="variable" style:font-charset="x-symbol" fo:color="#39639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">
        <style:list-level-properties text:space-before="0.001cm" text:min-label-width="0.991cm"/>
        <style:text-properties fo:font-family="Wingdings" style:font-pitch="variable" style:font-charset="x-symbol" fo:color="#39639b" fo:font-size="100%"/>
      </text:list-level-style-bullet>
      <text:list-level-style-bullet text:level="2" text:bullet-char="">
        <style:list-level-properties text:space-before="1.06cm" text:min-label-width="0.929cm"/>
        <style:text-properties fo:font-family="Wingdings" style:font-pitch="variable" style:font-charset="x-symbol" fo:color="#39639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">
        <style:list-level-properties text:space-before="0.001cm" text:min-label-width="0.991cm"/>
        <style:text-properties fo:font-family="Wingdings" style:font-pitch="variable" style:font-charset="x-symbol" fo:color="#39639b" fo:font-size="100%"/>
      </text:list-level-style-bullet>
      <text:list-level-style-bullet text:level="2" text:bullet-char="">
        <style:list-level-properties text:space-before="1.06cm" text:min-label-width="0.929cm"/>
        <style:text-properties fo:font-family="Wingdings" style:font-pitch="variable" style:font-charset="x-symbol" fo:color="#39639b" fo:font-size="100%"/>
      </text:list-level-style-bullet>
      <text:list-level-style-bullet text:level="3" text:bullet-char="-">
        <style:list-level-properties text:space-before="2.118cm" text:min-label-width="0.863cm"/>
        <style:text-properties fo:font-family="'Arial Unicode MS'" style:font-family-generic="swiss" style:font-pitch="variable" fo:color="#39639b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">
        <style:list-level-properties text:space-before="0.001cm" text:min-label-width="0.991cm"/>
        <style:text-properties fo:font-family="Wingdings" style:font-pitch="variable" style:font-charset="x-symbol" fo:color="#39639b" fo:font-size="100%"/>
      </text:list-level-style-bullet>
      <text:list-level-style-bullet text:level="2" text:bullet-char="">
        <style:list-level-properties text:space-before="1.06cm" text:min-label-width="0.929cm"/>
        <style:text-properties fo:font-family="Wingdings" style:font-pitch="variable" style:font-charset="x-symbol" fo:color="#39639b" fo:font-size="100%"/>
      </text:list-level-style-bullet>
      <text:list-level-style-bullet text:level="3" text:bullet-char="-">
        <style:list-level-properties text:space-before="2.118cm" text:min-label-width="0.863cm"/>
        <style:text-properties fo:font-family="'Arial Unicode MS'" style:font-family-generic="swiss" style:font-pitch="variable" fo:color="#39639b" fo:font-size="100%"/>
      </text:list-level-style-bullet>
      <text:list-level-style-bullet text:level="4" text:bullet-char="‐">
        <style:list-level-properties text:space-before="3.176cm" text:min-label-width="0.802cm"/>
        <style:text-properties fo:font-family="'Arial Unicode MS'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">
        <style:list-level-properties text:space-before="0.001cm" text:min-label-width="0.991cm"/>
        <style:text-properties fo:font-family="Wingdings" style:font-pitch="variable" style:font-charset="x-symbol" fo:color="#39639b" fo:font-size="100%"/>
      </text:list-level-style-bullet>
      <text:list-level-style-bullet text:level="2" text:bullet-char="">
        <style:list-level-properties text:space-before="1.06cm" text:min-label-width="0.929cm"/>
        <style:text-properties fo:font-family="Wingdings" style:font-pitch="variable" style:font-charset="x-symbol" fo:color="#39639b" fo:font-size="100%"/>
      </text:list-level-style-bullet>
      <text:list-level-style-bullet text:level="3" text:bullet-char="-">
        <style:list-level-properties text:space-before="2.118cm" text:min-label-width="0.863cm"/>
        <style:text-properties fo:font-family="'Arial Unicode MS'" style:font-family-generic="swiss" style:font-pitch="variable" fo:color="#39639b" fo:font-size="100%"/>
      </text:list-level-style-bullet>
      <text:list-level-style-bullet text:level="4" text:bullet-char="‐">
        <style:list-level-properties text:space-before="3.176cm" text:min-label-width="0.802cm"/>
        <style:text-properties fo:font-family="'Arial Unicode MS'" style:font-family-generic="swiss" style:font-pitch="variable" fo:color="#000000" fo:font-size="100%"/>
      </text:list-level-style-bullet>
      <text:list-level-style-bullet text:level="5" text:bullet-char="‐">
        <style:list-level-properties text:space-before="4.235cm" text:min-label-width="0.735cm"/>
        <style:text-properties fo:font-family="'Arial Unicode MS'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 9" draw:style-name="Mgr3" draw:text-style-name="MP3" draw:layer="backgroundobjects" drawooo:display="printer" svg:width="2.02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4" draw:text-style-name="MP3" draw:layer="backgroundobjects" drawooo:display="printer" svg:width="6.53cm" svg:height="2.504cm" svg:x="3.85cm" svg:y="11.986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3" draw:layer="backgroundobjects" drawooo:display="printer" svg:width="2.02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5" draw:text-style-name="MP3" draw:layer="backgroundobjects" drawooo:display="printer" svg:x1="0.432cm" svg:y1="2.323cm" svg:x2="24.967cm" svg:y2="2.323cm">
        <text:p/>
      </draw:line>
      <draw:frame draw:name="Image 1" draw:style-name="Mgr6" draw:text-style-name="MP4" draw:layer="backgroundobjects" drawooo:display="printer" svg:width="5.767cm" svg:height="1.719cm" svg:x="19.5cm" svg:y="0.123cm">
        <draw:image xlink:href="Pictures/10000000000000DA00000041063BFD7F.png" xlink:type="simple" xlink:show="embed" xlink:actuate="onLoad">
          <text:p/>
        </draw:image>
      </draw:frame>
      <draw:custom-shape draw:name="Rectangle 9" draw:style-name="Mgr3" draw:text-style-name="MP3" draw:layer="backgroundobjects" svg:width="2.02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2.02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1" draw:style-name="Mgr7" draw:text-style-name="MP3" draw:layer="backgroundobjects" svg:width="4.814cm" svg:height="0.758cm" svg:x="20.488cm" svg:y="17.965cm">
        <text:p text:style-name="MP5"><text:span text:style-name="MT2">www.all4tec.ne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6" draw:text-style-name="MP4" draw:layer="backgroundobjects" svg:width="13.391cm" svg:height="3.99cm" svg:x="6.707cm" svg:y="0.525cm">
        <draw:image xlink:href="Pictures/1000000000000347000000FAF0794830.png" xlink:type="simple" xlink:show="embed" xlink:actuate="onLoad">
          <text:p/>
        </draw:image>
      </draw:frame>
      <draw:frame draw:name="Rectangle 3" presentation:style-name="Mpr1" draw:text-style-name="MP3" draw:layer="backgroundobjects" svg:width="21.513cm" svg:height="4.082cm" svg:x="2.921cm" svg:y="5.918cm" presentation:class="title" presentation:user-transformed="true">
        <draw:text-box>
          <text:p text:style-name="MP6"><text:span text:style-name="MT3">Cliquez pour éditer le format du texte-titreModifiez le style du titre</text:span></text:p>
        </draw:text-box>
      </draw:frame>
      <draw:frame presentation:style-name="Diapositive_20_de_20_titre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5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Rectangle 9" draw:style-name="Mgr3" draw:text-style-name="MP3" draw:layer="backgroundobjects" svg:width="2.02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4" draw:text-style-name="MP3" draw:layer="backgroundobjects" svg:width="6.53cm" svg:height="2.504cm" svg:x="3.85cm" svg:y="11.986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3" draw:layer="backgroundobjects" svg:width="2.02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5" draw:text-style-name="MP3" draw:layer="backgroundobjects" svg:x1="0.432cm" svg:y1="2.323cm" svg:x2="24.967cm" svg:y2="2.323cm">
        <text:p/>
      </draw:line>
      <draw:frame draw:name="Image 1" draw:style-name="Mgr6" draw:text-style-name="MP4" draw:layer="backgroundobjects" svg:width="5.767cm" svg:height="1.719cm" svg:x="19.5cm" svg:y="0.123cm">
        <draw:image xlink:href="Pictures/10000000000000DA00000041063BFD7F.png" xlink:type="simple" xlink:show="embed" xlink:actuate="onLoad">
          <text:p/>
        </draw:image>
      </draw:frame>
      <draw:custom-shape draw:name="ZoneTexte 3" draw:style-name="Mgr7" draw:text-style-name="MP3" draw:layer="backgroundobjects" svg:width="4.814cm" svg:height="0.758cm" svg:x="20.488cm" svg:y="17.965cm">
        <text:p text:style-name="MP5"><text:span text:style-name="MT2">www.all4tec.ne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4" draw:text-style-name="MP3" draw:layer="backgroundobjects" svg:width="17.29cm" svg:height="1.6cm" svg:x="2.209cm" svg:y="0.322cm" presentation:class="title" presentation:user-transformed="true">
        <draw:text-box>
          <text:p text:style-name="MP6"><text:span text:style-name="MT3">Cliquez pour éditer le format du texte-titreModifiez le style du titre</text:span></text:p>
        </draw:text-box>
      </draw:frame>
      <draw:frame draw:name="Espace réservé du contenu 4" presentation:style-name="Mpr5" draw:text-style-name="MP3" draw:layer="backgroundobjects" svg:width="22.577cm" svg:height="15.124cm" svg:x="2.209cm" svg:y="2.805cm" presentation:class="outline" presentation:user-transformed="true">
        <draw:text-box>
          <text:list text:style-name="ML3">
            <text:list-item>
              <text:p text:style-name="MP7"><text:span text:style-name="MT4">Cliquez pour éditer le format du plan de texte</text:span></text:p>
              <text:list>
                <text:list-item>
                  <text:p text:style-name="MP7"><text:span text:style-name="MT4">Second niveau de plan</text:span></text:p>
                  <text:list>
                    <text:list-item>
                      <text:p text:style-name="MP7"><text:span text:style-name="MT4">Troisième niveau de plan</text:span></text:p>
                      <text:list>
                        <text:list-item>
                          <text:p text:style-name="MP7"><text:span text:style-name="MT4">Quatrième niveau de plan</text:span></text:p>
                          <text:list>
                            <text:list-item>
                              <text:p text:style-name="MP7"><text:span text:style-name="MT4">Cinquième niveau de plan</text:span></text:p>
                              <text:list>
                                <text:list-item>
                                  <text:p text:style-name="MP7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4">Septième niveau de plan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re_20_et_20_contenu-title" draw:layer="backgroundobjects" svg:width="14.848cm" svg:height="11.135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 LibreOffice_project/410m0$Build-2</meta:generator>
    <dc:date>2014-06-26T09:29:07.604947193</dc:date>
    <meta:editing-duration>P0D</meta:editing-duration>
    <meta:editing-cycles>2</meta:editing-cycles>
    <meta:document-statistic meta:object-count="618"/>
  </office:meta>
</office:document-meta>
</file>